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5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5120"/>
    <style:style style:name="ce8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5122"/>
    <style:style style:name="ce10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5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5061"/>
    <style:style style:name="ce13" style:family="table-cell" style:parent-style-name="Default" style:data-style-name="N512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5002"/>
    <style:style style:name="ce15" style:family="table-cell" style:parent-style-name="Default" style:data-style-name="N5060"/>
  </office:automatic-styles>
  <office:body>
    <office:spreadsheet>
      <table:table table:name="Torus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6" office:value-type="string" table:number-columns-spanned="4" table:number-rows-spanned="1">
            <text:p>Gauss-Bonnet</text:p>
          </table:table-cell>
          <table:covered-table-cell table:style-name="ce10"/>
          <table:covered-table-cell table:style-name="ce6"/>
          <table:covered-table-cell table:style-name="ce10"/>
          <table:table-cell table:style-name="ce6" office:value-type="string" table:number-columns-spanned="4" table:number-rows-spanned="1">
            <text:p>Laplace(X)</text:p>
          </table:table-cell>
          <table:covered-table-cell table:style-name="ce10"/>
          <table:covered-table-cell table:style-name="ce6"/>
          <table:covered-table-cell table:style-name="ce10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6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>
            <text:p>0.263248</text:p>
          </table:table-cell>
          <table:table-cell office:value-type="float" office:value="0.0074421">
            <text:p>7.44210E-03</text:p>
          </table:table-cell>
          <table:table-cell table:style-name="ce2"/>
          <table:table-cell office:value-type="float" office:value="0.011257">
            <text:p>1.12570E-02</text:p>
          </table:table-cell>
          <table:table-cell table:style-name="ce2"/>
          <table:table-cell office:value-type="float" office:value="0.00228385">
            <text:p>2.28385E-03</text:p>
          </table:table-cell>
          <table:table-cell table:style-name="ce2"/>
          <table:table-cell office:value-type="float" office:value="0.00467504">
            <text:p>4.67504E-03</text:p>
          </table:table-cell>
          <table:table-cell table:style-name="ce2"/>
          <table:table-cell table:style-name="ce2" office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>
            <text:p>0.214754</text:p>
          </table:table-cell>
          <table:table-cell office:value-type="float" office:value="0.00512052">
            <text:p>5.12052E-03</text:p>
          </table:table-cell>
          <table:table-cell table:style-name="ce2" table:formula="of:=LOG([.B3]/[.B4])/LOG([.$A3]/[.$A4])" office:value-type="float" office:value="1.836399254351">
            <text:p>1.8363992544</text:p>
          </table:table-cell>
          <table:table-cell office:value-type="float" office:value="0.00797924">
            <text:p>7.97924E-03</text:p>
          </table:table-cell>
          <table:table-cell table:style-name="ce2" table:formula="of:=LOG([.D3]/[.D4])/LOG([.$A3]/[.$A4])" office:value-type="float" office:value="1.69028142419576">
            <text:p>1.6902814242</text:p>
          </table:table-cell>
          <table:table-cell office:value-type="float" office:value="0.00165668">
            <text:p>1.65668E-03</text:p>
          </table:table-cell>
          <table:table-cell table:style-name="ce2" table:formula="of:=LOG([.F3]/[.F4])/LOG([.$A3]/[.$A4])" office:value-type="float" office:value="1.57682567324839">
            <text:p>1.5768256732</text:p>
          </table:table-cell>
          <table:table-cell office:value-type="float" office:value="0.00360609">
            <text:p>3.60609E-03</text:p>
          </table:table-cell>
          <table:table-cell table:style-name="ce2" table:formula="of:=LOG([.H3]/[.H4])/LOG([.$A3]/[.$A4])" office:value-type="float" office:value="1.27509500584889">
            <text:p>1.2750950058</text:p>
          </table:table-cell>
          <table:table-cell table:style-name="ce2" office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>
            <text:p>0.138422</text:p>
          </table:table-cell>
          <table:table-cell office:value-type="float" office:value="0.0022492">
            <text:p>2.24920E-03</text:p>
          </table:table-cell>
          <table:table-cell table:style-name="ce2" table:formula="of:=LOG([.B4]/[.B5])/LOG([.$A4]/[.$A5])" office:value-type="float" office:value="1.8731950246673">
            <text:p>1.8731950247</text:p>
          </table:table-cell>
          <table:table-cell office:value-type="float" office:value="0.00364177">
            <text:p>3.64177E-03</text:p>
          </table:table-cell>
          <table:table-cell table:style-name="ce2" table:formula="of:=LOG([.D4]/[.D5])/LOG([.$A4]/[.$A5])" office:value-type="float" office:value="1.78596993063271">
            <text:p>1.7859699306</text:p>
          </table:table-cell>
          <table:table-cell office:value-type="float" office:value="0.000799274">
            <text:p>7.99274E-04</text:p>
          </table:table-cell>
          <table:table-cell table:style-name="ce2" table:formula="of:=LOG([.F4]/[.F5])/LOG([.$A4]/[.$A5])" office:value-type="float" office:value="1.65958554290632">
            <text:p>1.6595855429</text:p>
          </table:table-cell>
          <table:table-cell office:value-type="float" office:value="0.00185457">
            <text:p>1.85457E-03</text:p>
          </table:table-cell>
          <table:table-cell table:style-name="ce2" table:formula="of:=LOG([.H4]/[.H5])/LOG([.$A4]/[.$A5])" office:value-type="float" office:value="1.51409863126235">
            <text:p>1.5140986313</text:p>
          </table:table-cell>
          <table:table-cell table:style-name="ce2" office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>
            <text:p>0.0940568</text:p>
          </table:table-cell>
          <table:table-cell office:value-type="float" office:value="0.00107505">
            <text:p>1.07505E-03</text:p>
          </table:table-cell>
          <table:table-cell table:style-name="ce2" table:formula="of:=LOG([.B5]/[.B6])/LOG([.$A5]/[.$A6])" office:value-type="float" office:value="1.91043448226819">
            <text:p>1.9104344823</text:p>
          </table:table-cell>
          <table:table-cell office:value-type="float" office:value="0.00178136">
            <text:p>1.78136E-03</text:p>
          </table:table-cell>
          <table:table-cell table:style-name="ce2" table:formula="of:=LOG([.D5]/[.D6])/LOG([.$A5]/[.$A6])" office:value-type="float" office:value="1.85061504904695">
            <text:p>1.850615049</text:p>
          </table:table-cell>
          <table:table-cell office:value-type="float" office:value="0.000403593">
            <text:p>4.03593E-04</text:p>
          </table:table-cell>
          <table:table-cell table:style-name="ce2" table:formula="of:=LOG([.F5]/[.F6])/LOG([.$A5]/[.$A6])" office:value-type="float" office:value="1.7683294147975">
            <text:p>1.7683294148</text:p>
          </table:table-cell>
          <table:table-cell office:value-type="float" office:value="0.000965446">
            <text:p>9.65446E-04</text:p>
          </table:table-cell>
          <table:table-cell table:style-name="ce2" table:formula="of:=LOG([.H5]/[.H6])/LOG([.$A5]/[.$A6])" office:value-type="float" office:value="1.68945193539072">
            <text:p>1.6894519354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>
            <text:p>0.0603108</text:p>
          </table:table-cell>
          <table:table-cell office:value-type="float" office:value="0.00047009">
            <text:p>4.70090E-04</text:p>
          </table:table-cell>
          <table:table-cell table:style-name="ce2" table:formula="of:=LOG([.B6]/[.B7])/LOG([.$A6]/[.$A7])" office:value-type="float" office:value="1.86143395594207">
            <text:p>1.8614339559</text:p>
          </table:table-cell>
          <table:table-cell office:value-type="float" office:value="0.00100995">
            <text:p>1.00995E-03</text:p>
          </table:table-cell>
          <table:table-cell table:style-name="ce2" table:formula="of:=LOG([.D6]/[.D7])/LOG([.$A6]/[.$A7])" office:value-type="float" office:value="1.27698480443656">
            <text:p>1.2769848044</text:p>
          </table:table-cell>
          <table:table-cell office:value-type="float" office:value="0.000178846">
            <text:p>1.78846E-04</text:p>
          </table:table-cell>
          <table:table-cell table:style-name="ce2" table:formula="of:=LOG([.F6]/[.F7])/LOG([.$A6]/[.$A7])" office:value-type="float" office:value="1.83146813464412">
            <text:p>1.8314681346</text:p>
          </table:table-cell>
          <table:table-cell office:value-type="float" office:value="0.000493851">
            <text:p>4.93851E-04</text:p>
          </table:table-cell>
          <table:table-cell table:style-name="ce2" table:formula="of:=LOG([.H6]/[.H7])/LOG([.$A6]/[.$A7])" office:value-type="float" office:value="1.50849443942829">
            <text:p>1.5084944394</text:p>
          </table:table-cell>
          <table:table-cell table:style-name="ce2" office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>
            <text:p>0.0427842</text:p>
          </table:table-cell>
          <table:table-cell office:value-type="float" office:value="0.000248261">
            <text:p>2.48261E-04</text:p>
          </table:table-cell>
          <table:table-cell table:style-name="ce2" table:formula="of:=LOG([.B7]/[.B8])/LOG([.$A7]/[.$A8])" office:value-type="float" office:value="1.85949567738724">
            <text:p>1.8594956774</text:p>
          </table:table-cell>
          <table:table-cell office:value-type="float" office:value="0.000600032">
            <text:p>6.00032E-04</text:p>
          </table:table-cell>
          <table:table-cell table:style-name="ce2" table:formula="of:=LOG([.D7]/[.D8])/LOG([.$A7]/[.$A8])" office:value-type="float" office:value="1.51648396171383">
            <text:p>1.5164839617</text:p>
          </table:table-cell>
          <table:table-cell office:value-type="float" office:value="0.0000938298">
            <text:p>9.38298E-05</text:p>
          </table:table-cell>
          <table:table-cell table:style-name="ce2" table:formula="of:=LOG([.F7]/[.F8])/LOG([.$A7]/[.$A8])" office:value-type="float" office:value="1.87871569082737">
            <text:p>1.8787156908</text:p>
          </table:table-cell>
          <table:table-cell office:value-type="float" office:value="0.00027763">
            <text:p>2.77630E-04</text:p>
          </table:table-cell>
          <table:table-cell table:style-name="ce2" table:formula="of:=LOG([.H7]/[.H8])/LOG([.$A7]/[.$A8])" office:value-type="float" office:value="1.67746453734625">
            <text:p>1.6774645373</text:p>
          </table:table-cell>
          <table:table-cell table:style-name="ce2" office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>
            <text:p>0.0297978</text:p>
          </table:table-cell>
          <table:table-cell office:value-type="float" office:value="0.000130007">
            <text:p>1.30007E-04</text:p>
          </table:table-cell>
          <table:table-cell table:style-name="ce2" table:formula="of:=LOG([.B8]/[.B9])/LOG([.$A8]/[.$A9])" office:value-type="float" office:value="1.78830787842928">
            <text:p>1.7883078784</text:p>
          </table:table-cell>
          <table:table-cell office:value-type="float" office:value="0.000422122">
            <text:p>4.22122E-04</text:p>
          </table:table-cell>
          <table:table-cell table:style-name="ce2" table:formula="of:=LOG([.D8]/[.D9])/LOG([.$A8]/[.$A9])" office:value-type="float" office:value="0.972229079081252">
            <text:p>0.9722290791</text:p>
          </table:table-cell>
          <table:table-cell office:value-type="float" office:value="0.0000473737">
            <text:p>4.73737E-05</text:p>
          </table:table-cell>
          <table:table-cell table:style-name="ce2" table:formula="of:=LOG([.F8]/[.F9])/LOG([.$A8]/[.$A9])" office:value-type="float" office:value="1.88927414676597">
            <text:p>1.8892741468</text:p>
          </table:table-cell>
          <table:table-cell office:value-type="float" office:value="0.000168828">
            <text:p>1.68828E-04</text:p>
          </table:table-cell>
          <table:table-cell table:style-name="ce2" table:formula="of:=LOG([.H8]/[.H9])/LOG([.$A8]/[.$A9])" office:value-type="float" office:value="1.37506681741839">
            <text:p>1.3750668174</text:p>
          </table:table-cell>
          <table:table-cell table:style-name="ce2" office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>
            <text:p>0.0188374</text:p>
          </table:table-cell>
          <table:table-cell office:value-type="float" office:value="0.0000625571">
            <text:p>6.25571E-05</text:p>
          </table:table-cell>
          <table:table-cell table:style-name="ce2" table:formula="of:=LOG([.B9]/[.B10])/LOG([.$A9]/[.$A10])" office:value-type="float" office:value="1.5951243183672">
            <text:p>1.5951243184</text:p>
          </table:table-cell>
          <table:table-cell office:value-type="float" office:value="0.000330561">
            <text:p>3.30561E-04</text:p>
          </table:table-cell>
          <table:table-cell table:style-name="ce2" table:formula="of:=LOG([.D9]/[.D10])/LOG([.$A9]/[.$A10])" office:value-type="float" office:value="0.533162509988013">
            <text:p>0.53316251</text:p>
          </table:table-cell>
          <table:table-cell office:value-type="float" office:value="0.000020265">
            <text:p>2.02650E-05</text:p>
          </table:table-cell>
          <table:table-cell table:style-name="ce2" table:formula="of:=LOG([.F9]/[.F10])/LOG([.$A9]/[.$A10])" office:value-type="float" office:value="1.85170062247889">
            <text:p>1.8517006225</text:p>
          </table:table-cell>
          <table:table-cell office:value-type="float" office:value="0.000112425">
            <text:p>1.12425E-04</text:p>
          </table:table-cell>
          <table:table-cell table:style-name="ce2" table:formula="of:=LOG([.H9]/[.H10])/LOG([.$A9]/[.$A10])" office:value-type="float" office:value="0.88661732213914">
            <text:p>0.8866173221</text:p>
          </table:table-cell>
          <table:table-cell table:style-name="ce2"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Weingarten:</text:p>
          </table:table-cell>
          <table:table-cell table:style-name="ce6" office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6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>
            <text:p>0.263248</text:p>
          </table:table-cell>
          <table:table-cell office:value-type="float" office:value="0.0600992">
            <text:p>6.00992E-02</text:p>
          </table:table-cell>
          <table:table-cell table:style-name="ce2"/>
          <table:table-cell office:value-type="float" office:value="0.120032">
            <text:p>1.20032E-01</text:p>
          </table:table-cell>
          <table:table-cell table:style-name="ce2"/>
          <table:table-cell office:value-type="float" office:value="0.0268038">
            <text:p>2.68038E-02</text:p>
          </table:table-cell>
          <table:table-cell table:style-name="ce2"/>
          <table:table-cell office:value-type="float" office:value="0.0377115">
            <text:p>3.77115E-02</text:p>
          </table:table-cell>
          <table:table-cell table:style-name="ce2"/>
          <table:table-cell table:style-name="ce2" office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>
            <text:p>0.214754</text:p>
          </table:table-cell>
          <table:table-cell office:value-type="float" office:value="0.0406086">
            <text:p>4.06086E-02</text:p>
          </table:table-cell>
          <table:table-cell table:style-name="ce2" table:formula="of:=LOG([.B15]/[.B16])/LOG([.$A15]/[.$A16])" office:value-type="float" office:value="1.92539381803985">
            <text:p>1.925393818</text:p>
          </table:table-cell>
          <table:table-cell office:value-type="float" office:value="0.0815485">
            <text:p>8.15485E-02</text:p>
          </table:table-cell>
          <table:table-cell table:style-name="ce2" table:formula="of:=LOG([.D15]/[.D16])/LOG([.$A15]/[.$A16])" office:value-type="float" office:value="1.89859551439327">
            <text:p>1.8985955144</text:p>
          </table:table-cell>
          <table:table-cell office:value-type="float" office:value="0.0186958">
            <text:p>1.86958E-02</text:p>
          </table:table-cell>
          <table:table-cell table:style-name="ce2" table:formula="of:=LOG([.F15]/[.F16])/LOG([.$A15]/[.$A16])" office:value-type="float" office:value="1.76934583521205">
            <text:p>1.7693458352</text:p>
          </table:table-cell>
          <table:table-cell office:value-type="float" office:value="0.0274883">
            <text:p>2.74883E-02</text:p>
          </table:table-cell>
          <table:table-cell table:style-name="ce2" table:formula="of:=LOG([.H15]/[.H16])/LOG([.$A15]/[.$A16])" office:value-type="float" office:value="1.55304223767711">
            <text:p>1.5530422377</text:p>
          </table:table-cell>
          <table:table-cell table:style-name="ce2" office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>
            <text:p>0.138422</text:p>
          </table:table-cell>
          <table:table-cell office:value-type="float" office:value="0.0177129">
            <text:p>1.77129E-02</text:p>
          </table:table-cell>
          <table:table-cell table:style-name="ce2" table:formula="of:=LOG([.B16]/[.B17])/LOG([.$A16]/[.$A17])" office:value-type="float" office:value="1.8891456174772">
            <text:p>1.8891456175</text:p>
          </table:table-cell>
          <table:table-cell office:value-type="float" office:value="0.0385582">
            <text:p>3.85582E-02</text:p>
          </table:table-cell>
          <table:table-cell table:style-name="ce2" table:formula="of:=LOG([.D16]/[.D17])/LOG([.$A16]/[.$A17])" office:value-type="float" office:value="1.70549337020557">
            <text:p>1.7054933702</text:p>
          </table:table-cell>
          <table:table-cell office:value-type="float" office:value="0.0083341">
            <text:p>8.33410E-03</text:p>
          </table:table-cell>
          <table:table-cell table:style-name="ce2" table:formula="of:=LOG([.F16]/[.F17])/LOG([.$A16]/[.$A17])" office:value-type="float" office:value="1.83963743263364">
            <text:p>1.8396374326</text:p>
          </table:table-cell>
          <table:table-cell office:value-type="float" office:value="0.0122584">
            <text:p>1.22584E-02</text:p>
          </table:table-cell>
          <table:table-cell table:style-name="ce2" table:formula="of:=LOG([.H16]/[.H17])/LOG([.$A16]/[.$A17])" office:value-type="float" office:value="1.83873958014058">
            <text:p>1.8387395801</text:p>
          </table:table-cell>
          <table:table-cell table:style-name="ce2" office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>
            <text:p>0.0940568</text:p>
          </table:table-cell>
          <table:table-cell office:value-type="float" office:value="0.00865477">
            <text:p>8.65477E-03</text:p>
          </table:table-cell>
          <table:table-cell table:style-name="ce2" table:formula="of:=LOG([.B17]/[.B18])/LOG([.$A17]/[.$A18])" office:value-type="float" office:value="1.85343554856887">
            <text:p>1.8534355486</text:p>
          </table:table-cell>
          <table:table-cell office:value-type="float" office:value="0.0176576">
            <text:p>1.76576E-02</text:p>
          </table:table-cell>
          <table:table-cell table:style-name="ce2" table:formula="of:=LOG([.D17]/[.D18])/LOG([.$A17]/[.$A18])" office:value-type="float" office:value="2.02118545609382">
            <text:p>2.0211854561</text:p>
          </table:table-cell>
          <table:table-cell office:value-type="float" office:value="0.00406833">
            <text:p>4.06833E-03</text:p>
          </table:table-cell>
          <table:table-cell table:style-name="ce2" table:formula="of:=LOG([.F17]/[.F18])/LOG([.$A17]/[.$A18])" office:value-type="float" office:value="1.85586914765779">
            <text:p>1.8558691477</text:p>
          </table:table-cell>
          <table:table-cell office:value-type="float" office:value="0.00767575">
            <text:p>7.67575E-03</text:p>
          </table:table-cell>
          <table:table-cell table:style-name="ce2" table:formula="of:=LOG([.H17]/[.H18])/LOG([.$A17]/[.$A18])" office:value-type="float" office:value="1.21153093147917">
            <text:p>1.2115309315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>
            <text:p>0.0603108</text:p>
          </table:table-cell>
          <table:table-cell office:value-type="float" office:value="0.00412595">
            <text:p>4.12595E-03</text:p>
          </table:table-cell>
          <table:table-cell table:style-name="ce2" table:formula="of:=LOG([.B18]/[.B19])/LOG([.$A18]/[.$A19])" office:value-type="float" office:value="1.66704519396394">
            <text:p>1.667045194</text:p>
          </table:table-cell>
          <table:table-cell office:value-type="float" office:value="0.014373">
            <text:p>1.43730E-02</text:p>
          </table:table-cell>
          <table:table-cell table:style-name="ce2" table:formula="of:=LOG([.D18]/[.D19])/LOG([.$A18]/[.$A19])" office:value-type="float" office:value="0.46314255818013">
            <text:p>0.4631425582</text:p>
          </table:table-cell>
          <table:table-cell office:value-type="float" office:value="0.00214116">
            <text:p>2.14116E-03</text:p>
          </table:table-cell>
          <table:table-cell table:style-name="ce2" table:formula="of:=LOG([.F18]/[.F19])/LOG([.$A18]/[.$A19])" office:value-type="float" office:value="1.44442546708693">
            <text:p>1.4444254671</text:p>
          </table:table-cell>
          <table:table-cell office:value-type="float" office:value="0.00890489">
            <text:p>8.90489E-03</text:p>
          </table:table-cell>
          <table:table-cell table:style-name="ce2" table:formula="of:=LOG([.H18]/[.H19])/LOG([.$A18]/[.$A19])" office:value-type="float" office:value="-0.334245452511943">
            <text:p>-0.3342454525</text:p>
          </table:table-cell>
          <table:table-cell table:style-name="ce2" office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>
            <text:p>0.0427842</text:p>
          </table:table-cell>
          <table:table-cell office:value-type="float" office:value="0.0027875">
            <text:p>2.78750E-03</text:p>
          </table:table-cell>
          <table:table-cell table:style-name="ce2" table:formula="of:=LOG([.B19]/[.B20])/LOG([.$A19]/[.$A20])" office:value-type="float" office:value="1.14215795878407">
            <text:p>1.1421579588</text:p>
          </table:table-cell>
          <table:table-cell office:value-type="float" office:value="0.0100882">
            <text:p>1.00882E-02</text:p>
          </table:table-cell>
          <table:table-cell table:style-name="ce2" table:formula="of:=LOG([.D19]/[.D20])/LOG([.$A19]/[.$A20])" office:value-type="float" office:value="1.0309973616196">
            <text:p>1.0309973616</text:p>
          </table:table-cell>
          <table:table-cell office:value-type="float" office:value="0.00201619">
            <text:p>2.01619E-03</text:p>
          </table:table-cell>
          <table:table-cell table:style-name="ce2" table:formula="of:=LOG([.F19]/[.F20])/LOG([.$A19]/[.$A20])" office:value-type="float" office:value="0.175155066934984">
            <text:p>0.1751550669</text:p>
          </table:table-cell>
          <table:table-cell office:value-type="float" office:value="0.00635418">
            <text:p>6.35418E-03</text:p>
          </table:table-cell>
          <table:table-cell table:style-name="ce2" table:formula="of:=LOG([.H19]/[.H20])/LOG([.$A19]/[.$A20])" office:value-type="float" office:value="0.982948164731642">
            <text:p>0.9829481647</text:p>
          </table:table-cell>
          <table:table-cell table:style-name="ce2" office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>
            <text:p>0.0297978</text:p>
          </table:table-cell>
          <table:table-cell office:value-type="float" office:value="0.00218022">
            <text:p>2.18022E-03</text:p>
          </table:table-cell>
          <table:table-cell table:style-name="ce2" table:formula="of:=LOG([.B20]/[.B21])/LOG([.$A20]/[.$A21])" office:value-type="float" office:value="0.679281286483654">
            <text:p>0.6792812865</text:p>
          </table:table-cell>
          <table:table-cell office:value-type="float" office:value="0.00968054">
            <text:p>9.68054E-03</text:p>
          </table:table-cell>
          <table:table-cell table:style-name="ce2" table:formula="of:=LOG([.D20]/[.D21])/LOG([.$A20]/[.$A21])" office:value-type="float" office:value="0.11403048583921">
            <text:p>0.1140304858</text:p>
          </table:table-cell>
          <table:table-cell office:value-type="float" office:value="0.00181599">
            <text:p>1.81599E-03</text:p>
          </table:table-cell>
          <table:table-cell table:style-name="ce2" table:formula="of:=LOG([.F20]/[.F21])/LOG([.$A20]/[.$A21])" office:value-type="float" office:value="0.289103950813395">
            <text:p>0.2891039508</text:p>
          </table:table-cell>
          <table:table-cell office:value-type="float" office:value="0.00607699">
            <text:p>6.07699E-03</text:p>
          </table:table-cell>
          <table:table-cell table:style-name="ce2" table:formula="of:=LOG([.H20]/[.H21])/LOG([.$A20]/[.$A21])" office:value-type="float" office:value="0.123304190917193">
            <text:p>0.1233041909</text:p>
          </table:table-cell>
          <table:table-cell table:style-name="ce2" office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>
            <text:p>0.0188374</text:p>
          </table:table-cell>
          <table:table-cell office:value-type="float" office:value="0.00160895">
            <text:p>1.60895E-03</text:p>
          </table:table-cell>
          <table:table-cell table:style-name="ce2" table:formula="of:=LOG([.B21]/[.B22])/LOG([.$A21]/[.$A22])" office:value-type="float" office:value="0.662560874603664">
            <text:p>0.6625608746</text:p>
          </table:table-cell>
          <table:table-cell office:value-type="float" office:value="0.0107242">
            <text:p>1.07242E-02</text:p>
          </table:table-cell>
          <table:table-cell table:style-name="ce2" table:formula="of:=LOG([.D21]/[.D22])/LOG([.$A21]/[.$A22])" office:value-type="float" office:value="-0.223260681461429">
            <text:p>-0.2232606815</text:p>
          </table:table-cell>
          <table:table-cell office:value-type="float" office:value="0.00129241">
            <text:p>1.29241E-03</text:p>
          </table:table-cell>
          <table:table-cell table:style-name="ce2" table:formula="of:=LOG([.F21]/[.F22])/LOG([.$A21]/[.$A22])" office:value-type="float" office:value="0.741668704570236">
            <text:p>0.7416687046</text:p>
          </table:table-cell>
          <table:table-cell office:value-type="float" office:value="0.00549763">
            <text:p>5.49763E-03</text:p>
          </table:table-cell>
          <table:table-cell table:style-name="ce2" table:formula="of:=LOG([.H21]/[.H22])/LOG([.$A21]/[.$A22])" office:value-type="float" office:value="0.218479141751749">
            <text:p>0.2184791418</text:p>
          </table:table-cell>
          <table:table-cell table:style-name="ce2" office:value-type="string">
            <text:p>250k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string">
            <text:p>conAvNormals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Weingarten:</text:p>
          </table:table-cell>
          <table:table-cell table:style-name="ce6" office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6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>
            <text:p>0.263248</text:p>
          </table:table-cell>
          <table:table-cell office:value-type="float" office:value="0.0589887">
            <text:p>5.89887E-02</text:p>
          </table:table-cell>
          <table:table-cell table:style-name="ce2"/>
          <table:table-cell office:value-type="float" office:value="0.113059">
            <text:p>1.13059E-01</text:p>
          </table:table-cell>
          <table:table-cell table:style-name="ce2"/>
          <table:table-cell office:value-type="float" office:value="0.0248099">
            <text:p>2.48099E-02</text:p>
          </table:table-cell>
          <table:table-cell table:style-name="ce2"/>
          <table:table-cell office:value-type="float" office:value="0.0292189">
            <text:p>2.92189E-02</text:p>
          </table:table-cell>
          <table:table-cell table:style-name="ce2"/>
          <table:table-cell table:style-name="ce2" office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>
            <text:p>0.214754</text:p>
          </table:table-cell>
          <table:table-cell office:value-type="float" office:value="0.0401822">
            <text:p>4.01822E-02</text:p>
          </table:table-cell>
          <table:table-cell table:style-name="ce2" table:formula="of:=LOG([.B29]/[.B30])/LOG([.$A29]/[.$A30])" office:value-type="float" office:value="1.88563575824272">
            <text:p>1.8856357582</text:p>
          </table:table-cell>
          <table:table-cell office:value-type="float" office:value="0.0777378">
            <text:p>7.77378E-02</text:p>
          </table:table-cell>
          <table:table-cell table:style-name="ce2" table:formula="of:=LOG([.D29]/[.D30])/LOG([.$A29]/[.$A30])" office:value-type="float" office:value="1.83969541838869">
            <text:p>1.8396954184</text:p>
          </table:table-cell>
          <table:table-cell office:value-type="float" office:value="0.0173329">
            <text:p>1.73329E-02</text:p>
          </table:table-cell>
          <table:table-cell table:style-name="ce2" table:formula="of:=LOG([.F29]/[.F30])/LOG([.$A29]/[.$A30])" office:value-type="float" office:value="1.76144600835362">
            <text:p>1.7614460084</text:p>
          </table:table-cell>
          <table:table-cell office:value-type="float" office:value="0.0211396">
            <text:p>2.11396E-02</text:p>
          </table:table-cell>
          <table:table-cell table:style-name="ce2" table:formula="of:=LOG([.H29]/[.H30])/LOG([.$A29]/[.$A30])" office:value-type="float" office:value="1.58969719761449">
            <text:p>1.5896971976</text:p>
          </table:table-cell>
          <table:table-cell table:style-name="ce2" office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>
            <text:p>0.138422</text:p>
          </table:table-cell>
          <table:table-cell office:value-type="float" office:value="0.0175346">
            <text:p>1.75346E-02</text:p>
          </table:table-cell>
          <table:table-cell table:style-name="ce2" table:formula="of:=LOG([.B30]/[.B31])/LOG([.$A30]/[.$A31])" office:value-type="float" office:value="1.88814686234405">
            <text:p>1.8881468623</text:p>
          </table:table-cell>
          <table:table-cell office:value-type="float" office:value="0.0362486">
            <text:p>3.62486E-02</text:p>
          </table:table-cell>
          <table:table-cell table:style-name="ce2" table:formula="of:=LOG([.D30]/[.D31])/LOG([.$A30]/[.$A31])" office:value-type="float" office:value="1.73716949909354">
            <text:p>1.7371694991</text:p>
          </table:table-cell>
          <table:table-cell office:value-type="float" office:value="0.00775109">
            <text:p>7.75109E-03</text:p>
          </table:table-cell>
          <table:table-cell table:style-name="ce2" table:formula="of:=LOG([.F30]/[.F31])/LOG([.$A30]/[.$A31])" office:value-type="float" office:value="1.83241858833932">
            <text:p>1.8324185883</text:p>
          </table:table-cell>
          <table:table-cell office:value-type="float" office:value="0.00944613">
            <text:p>9.44613E-03</text:p>
          </table:table-cell>
          <table:table-cell table:style-name="ce2" table:formula="of:=LOG([.H30]/[.H31])/LOG([.$A30]/[.$A31])" office:value-type="float" office:value="1.83417177186465">
            <text:p>1.8341717719</text:p>
          </table:table-cell>
          <table:table-cell table:style-name="ce2" office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>
            <text:p>0.0940568</text:p>
          </table:table-cell>
          <table:table-cell office:value-type="float" office:value="0.0083894">
            <text:p>8.38940E-03</text:p>
          </table:table-cell>
          <table:table-cell table:style-name="ce2" table:formula="of:=LOG([.B31]/[.B32])/LOG([.$A31]/[.$A32])" office:value-type="float" office:value="1.90784561929563">
            <text:p>1.9078456193</text:p>
          </table:table-cell>
          <table:table-cell office:value-type="float" office:value="0.0170546">
            <text:p>1.70546E-02</text:p>
          </table:table-cell>
          <table:table-cell table:style-name="ce2" table:formula="of:=LOG([.D31]/[.D32])/LOG([.$A31]/[.$A32])" office:value-type="float" office:value="1.95125498024458">
            <text:p>1.9512549802</text:p>
          </table:table-cell>
          <table:table-cell office:value-type="float" office:value="0.00374999">
            <text:p>3.74999E-03</text:p>
          </table:table-cell>
          <table:table-cell table:style-name="ce2" table:formula="of:=LOG([.F31]/[.F32])/LOG([.$A31]/[.$A32])" office:value-type="float" office:value="1.87905025691916">
            <text:p>1.8790502569</text:p>
          </table:table-cell>
          <table:table-cell office:value-type="float" office:value="0.00572605">
            <text:p>5.72605E-03</text:p>
          </table:table-cell>
          <table:table-cell table:style-name="ce2" table:formula="of:=LOG([.H31]/[.H32])/LOG([.$A31]/[.$A32])" office:value-type="float" office:value="1.29546753744433">
            <text:p>1.2954675374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>
            <text:p>0.0603108</text:p>
          </table:table-cell>
          <table:table-cell office:value-type="float" office:value="0.00364332">
            <text:p>3.64332E-03</text:p>
          </table:table-cell>
          <table:table-cell table:style-name="ce2" table:formula="of:=LOG([.B32]/[.B33])/LOG([.$A32]/[.$A33])" office:value-type="float" office:value="1.87690550376706">
            <text:p>1.8769055038</text:p>
          </table:table-cell>
          <table:table-cell office:value-type="float" office:value="0.00749013">
            <text:p>7.49013E-03</text:p>
          </table:table-cell>
          <table:table-cell table:style-name="ce2" table:formula="of:=LOG([.D32]/[.D33])/LOG([.$A32]/[.$A33])" office:value-type="float" office:value="1.8516126275637">
            <text:p>1.8516126276</text:p>
          </table:table-cell>
          <table:table-cell office:value-type="float" office:value="0.00177822">
            <text:p>1.77822E-03</text:p>
          </table:table-cell>
          <table:table-cell table:style-name="ce2" table:formula="of:=LOG([.F32]/[.F33])/LOG([.$A32]/[.$A33])" office:value-type="float" office:value="1.67903020625559">
            <text:p>1.6790302063</text:p>
          </table:table-cell>
          <table:table-cell office:value-type="float" office:value="0.00585822">
            <text:p>5.85822E-03</text:p>
          </table:table-cell>
          <table:table-cell table:style-name="ce2" table:formula="of:=LOG([.H32]/[.H33])/LOG([.$A32]/[.$A33])" office:value-type="float" office:value="-0.0513512555518303">
            <text:p>-0.0513512556</text:p>
          </table:table-cell>
          <table:table-cell table:style-name="ce2" office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>
            <text:p>0.0427842</text:p>
          </table:table-cell>
          <table:table-cell office:value-type="float" office:value="0.00212024">
            <text:p>2.12024E-03</text:p>
          </table:table-cell>
          <table:table-cell table:style-name="ce2" table:formula="of:=LOG([.B33]/[.B34])/LOG([.$A33]/[.$A34])" office:value-type="float" office:value="1.57675310566706">
            <text:p>1.5767531057</text:p>
          </table:table-cell>
          <table:table-cell office:value-type="float" office:value="0.00480814">
            <text:p>4.80814E-03</text:p>
          </table:table-cell>
          <table:table-cell table:style-name="ce2" table:formula="of:=LOG([.D33]/[.D34])/LOG([.$A33]/[.$A34])" office:value-type="float" office:value="1.29106089593619">
            <text:p>1.2910608959</text:p>
          </table:table-cell>
          <table:table-cell office:value-type="float" office:value="0.00140767">
            <text:p>1.40767E-03</text:p>
          </table:table-cell>
          <table:table-cell table:style-name="ce2" table:formula="of:=LOG([.F33]/[.F34])/LOG([.$A33]/[.$A34])" office:value-type="float" office:value="0.680594839007894">
            <text:p>0.680594839</text:p>
          </table:table-cell>
          <table:table-cell office:value-type="float" office:value="0.00394152">
            <text:p>3.94152E-03</text:p>
          </table:table-cell>
          <table:table-cell table:style-name="ce2" table:formula="of:=LOG([.H33]/[.H34])/LOG([.$A33]/[.$A34])" office:value-type="float" office:value="1.15418155083751">
            <text:p>1.1541815508</text:p>
          </table:table-cell>
          <table:table-cell table:style-name="ce2" office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>
            <text:p>0.0297978</text:p>
          </table:table-cell>
          <table:table-cell office:value-type="float" office:value="0.00139385">
            <text:p>1.39385E-03</text:p>
          </table:table-cell>
          <table:table-cell table:style-name="ce2" table:formula="of:=LOG([.B34]/[.B35])/LOG([.$A34]/[.$A35])" office:value-type="float" office:value="1.15957921430917">
            <text:p>1.1595792143</text:p>
          </table:table-cell>
          <table:table-cell office:value-type="float" office:value="0.00422722">
            <text:p>4.22722E-03</text:p>
          </table:table-cell>
          <table:table-cell table:style-name="ce2" table:formula="of:=LOG([.D34]/[.D35])/LOG([.$A34]/[.$A35])" office:value-type="float" office:value="0.355967749507193">
            <text:p>0.3559677495</text:p>
          </table:table-cell>
          <table:table-cell office:value-type="float" office:value="0.00118653">
            <text:p>1.18653E-03</text:p>
          </table:table-cell>
          <table:table-cell table:style-name="ce2" table:formula="of:=LOG([.F34]/[.F35])/LOG([.$A34]/[.$A35])" office:value-type="float" office:value="0.472453868458895">
            <text:p>0.4724538685</text:p>
          </table:table-cell>
          <table:table-cell office:value-type="float" office:value="0.00331123">
            <text:p>3.31123E-03</text:p>
          </table:table-cell>
          <table:table-cell table:style-name="ce2" table:formula="of:=LOG([.H34]/[.H35])/LOG([.$A34]/[.$A35])" office:value-type="float" office:value="0.481698056272697">
            <text:p>0.4816980563</text:p>
          </table:table-cell>
          <table:table-cell table:style-name="ce2" office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>
            <text:p>0.0188374</text:p>
          </table:table-cell>
          <table:table-cell office:value-type="float" office:value="0.000884444">
            <text:p>8.84444E-04</text:p>
          </table:table-cell>
          <table:table-cell table:style-name="ce2" table:formula="of:=LOG([.B35]/[.B36])/LOG([.$A35]/[.$A36])" office:value-type="float" office:value="0.991878312079754">
            <text:p>0.9918783121</text:p>
          </table:table-cell>
          <table:table-cell office:value-type="float" office:value="0.00373022">
            <text:p>3.73022E-03</text:p>
          </table:table-cell>
          <table:table-cell table:style-name="ce2" table:formula="of:=LOG([.D35]/[.D36])/LOG([.$A35]/[.$A36])" office:value-type="float" office:value="0.272743123323582">
            <text:p>0.2727431233</text:p>
          </table:table-cell>
          <table:table-cell office:value-type="float" office:value="0.000823916">
            <text:p>8.23916E-04</text:p>
          </table:table-cell>
          <table:table-cell table:style-name="ce2" table:formula="of:=LOG([.F35]/[.F36])/LOG([.$A35]/[.$A36])" office:value-type="float" office:value="0.795306331520313">
            <text:p>0.7953063315</text:p>
          </table:table-cell>
          <table:table-cell office:value-type="float" office:value="0.00251031">
            <text:p>2.51031E-03</text:p>
          </table:table-cell>
          <table:table-cell table:style-name="ce2" table:formula="of:=LOG([.H35]/[.H36])/LOG([.$A35]/[.$A36])" office:value-type="float" office:value="0.603836287197254">
            <text:p>0.6038362872</text:p>
          </table:table-cell>
          <table:table-cell table:style-name="ce2" office:value-type="string">
            <text:p>250k</text:p>
          </table:table-cell>
          <table:table-cell table:number-columns-repeated="2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style-name="ce4" office:value-type="string">
            <text:p>exakte Normalen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Weingarten:</text:p>
          </table:table-cell>
          <table:table-cell table:style-name="ce6" office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/>
          <table:table-cell/>
        </table:table-row>
        <table:table-row table:style-name="ro1">
          <table:table-cell table:style-name="ce1" office:value-type="string">
            <text:p>hMax</text:p>
          </table:table-cell>
          <table:table-cell table:style-name="ce6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style-name="ce5"/>
          <table:covered-table-cell/>
        </table:table-row>
        <table:table-row table:style-name="ro2">
          <table:table-cell table:style-name="ce2" office:value-type="float" office:value="0.263248">
            <text:p>0.263248</text:p>
          </table:table-cell>
          <table:table-cell office:value-type="float" office:value="0.0421395">
            <text:p>4.21395E-02</text:p>
          </table:table-cell>
          <table:table-cell table:style-name="ce2"/>
          <table:table-cell office:value-type="float" office:value="0.118439">
            <text:p>1.18439E-01</text:p>
          </table:table-cell>
          <table:table-cell table:style-name="ce2"/>
          <table:table-cell office:value-type="float" office:value="0.0159035">
            <text:p>1.59035E-02</text:p>
          </table:table-cell>
          <table:table-cell table:style-name="ce2"/>
          <table:table-cell office:value-type="float" office:value="0.0183957">
            <text:p>1.83957E-02</text:p>
          </table:table-cell>
          <table:table-cell table:style-name="ce2"/>
          <table:table-cell table:style-name="ce2" office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>
            <text:p>0.214754</text:p>
          </table:table-cell>
          <table:table-cell office:value-type="float" office:value="0.0276862">
            <text:p>2.76862E-02</text:p>
          </table:table-cell>
          <table:table-cell table:style-name="ce2" table:formula="of:=LOG([.B43]/[.B44])/LOG([.$A43]/[.$A44])" office:value-type="float" office:value="2.06308695141739">
            <text:p>2.0630869514</text:p>
          </table:table-cell>
          <table:table-cell office:value-type="float" office:value="0.078531">
            <text:p>7.85310E-02</text:p>
          </table:table-cell>
          <table:table-cell table:style-name="ce2" table:formula="of:=LOG([.D43]/[.D44])/LOG([.$A43]/[.$A44])" office:value-type="float" office:value="2.01816215313611">
            <text:p>2.0181621531</text:p>
          </table:table-cell>
          <table:table-cell office:value-type="float" office:value="0.0111176">
            <text:p>1.11176E-02</text:p>
          </table:table-cell>
          <table:table-cell table:style-name="ce2" table:formula="of:=LOG([.F43]/[.F44])/LOG([.$A43]/[.$A44])" office:value-type="float" office:value="1.75836862867024">
            <text:p>1.7583686287</text:p>
          </table:table-cell>
          <table:table-cell office:value-type="float" office:value="0.0127709">
            <text:p>1.27709E-02</text:p>
          </table:table-cell>
          <table:table-cell table:style-name="ce2" table:formula="of:=LOG([.H43]/[.H44])/LOG([.$A43]/[.$A44])" office:value-type="float" office:value="1.79244480297415">
            <text:p>1.792444803</text:p>
          </table:table-cell>
          <table:table-cell table:style-name="ce2" office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>
            <text:p>0.138422</text:p>
          </table:table-cell>
          <table:table-cell office:value-type="float" office:value="0.0116123">
            <text:p>1.16123E-02</text:p>
          </table:table-cell>
          <table:table-cell table:style-name="ce2" table:formula="of:=LOG([.B44]/[.B45])/LOG([.$A44]/[.$A45])" office:value-type="float" office:value="1.97836184070582">
            <text:p>1.9783618407</text:p>
          </table:table-cell>
          <table:table-cell office:value-type="float" office:value="0.0363753">
            <text:p>3.63753E-02</text:p>
          </table:table-cell>
          <table:table-cell table:style-name="ce2" table:formula="of:=LOG([.D44]/[.D45])/LOG([.$A44]/[.$A45])" office:value-type="float" office:value="1.75233985909247">
            <text:p>1.7523398591</text:p>
          </table:table-cell>
          <table:table-cell office:value-type="float" office:value="0.00496833">
            <text:p>4.96833E-03</text:p>
          </table:table-cell>
          <table:table-cell table:style-name="ce2" table:formula="of:=LOG([.F44]/[.F45])/LOG([.$A44]/[.$A45])" office:value-type="float" office:value="1.83395032974011">
            <text:p>1.8339503297</text:p>
          </table:table-cell>
          <table:table-cell office:value-type="float" office:value="0.00564408">
            <text:p>5.64408E-03</text:p>
          </table:table-cell>
          <table:table-cell table:style-name="ce2" table:formula="of:=LOG([.H44]/[.H45])/LOG([.$A44]/[.$A45])" office:value-type="float" office:value="1.85926138560287">
            <text:p>1.8592613856</text:p>
          </table:table-cell>
          <table:table-cell table:style-name="ce2" office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>
            <text:p>0.0940568</text:p>
          </table:table-cell>
          <table:table-cell office:value-type="float" office:value="0.00542485">
            <text:p>5.42485E-03</text:p>
          </table:table-cell>
          <table:table-cell table:style-name="ce2" table:formula="of:=LOG([.B45]/[.B46])/LOG([.$A45]/[.$A46])" office:value-type="float" office:value="1.96961337762822">
            <text:p>1.9696133776</text:p>
          </table:table-cell>
          <table:table-cell office:value-type="float" office:value="0.0172349">
            <text:p>1.72349E-02</text:p>
          </table:table-cell>
          <table:table-cell table:style-name="ce2" table:formula="of:=LOG([.D45]/[.D46])/LOG([.$A45]/[.$A46])" office:value-type="float" office:value="1.93306896889821">
            <text:p>1.9330689689</text:p>
          </table:table-cell>
          <table:table-cell office:value-type="float" office:value="0.00238374">
            <text:p>2.38374E-03</text:p>
          </table:table-cell>
          <table:table-cell table:style-name="ce2" table:formula="of:=LOG([.F45]/[.F46])/LOG([.$A45]/[.$A46])" office:value-type="float" office:value="1.9006149669075">
            <text:p>1.9006149669</text:p>
          </table:table-cell>
          <table:table-cell office:value-type="float" office:value="0.00271495">
            <text:p>2.71495E-03</text:p>
          </table:table-cell>
          <table:table-cell table:style-name="ce2" table:formula="of:=LOG([.H45]/[.H46])/LOG([.$A45]/[.$A46])" office:value-type="float" office:value="1.89393960675084">
            <text:p>1.8939396068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>
            <text:p>0.0603108</text:p>
          </table:table-cell>
          <table:table-cell office:value-type="float" office:value="0.00225709">
            <text:p>2.25709E-03</text:p>
          </table:table-cell>
          <table:table-cell table:style-name="ce2" table:formula="of:=LOG([.B46]/[.B47])/LOG([.$A46]/[.$A47])" office:value-type="float" office:value="1.97330832840182">
            <text:p>1.9733083284</text:p>
          </table:table-cell>
          <table:table-cell office:value-type="float" office:value="0.00743839">
            <text:p>7.43839E-03</text:p>
          </table:table-cell>
          <table:table-cell table:style-name="ce2" table:formula="of:=LOG([.D46]/[.D47])/LOG([.$A46]/[.$A47])" office:value-type="float" office:value="1.89087600833143">
            <text:p>1.8908760083</text:p>
          </table:table-cell>
          <table:table-cell office:value-type="float" office:value="0.00100729">
            <text:p>1.00729E-03</text:p>
          </table:table-cell>
          <table:table-cell table:style-name="ce2" table:formula="of:=LOG([.F46]/[.F47])/LOG([.$A46]/[.$A47])" office:value-type="float" office:value="1.93841368320413">
            <text:p>1.9384136832</text:p>
          </table:table-cell>
          <table:table-cell office:value-type="float" office:value="0.00115397">
            <text:p>1.15397E-03</text:p>
          </table:table-cell>
          <table:table-cell table:style-name="ce2" table:formula="of:=LOG([.H46]/[.H47])/LOG([.$A46]/[.$A47])" office:value-type="float" office:value="1.92526804223295">
            <text:p>1.9252680422</text:p>
          </table:table-cell>
          <table:table-cell table:style-name="ce2" office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>
            <text:p>0.0427842</text:p>
          </table:table-cell>
          <table:table-cell office:value-type="float" office:value="0.0011451">
            <text:p>1.14510E-03</text:p>
          </table:table-cell>
          <table:table-cell table:style-name="ce2" table:formula="of:=LOG([.B47]/[.B48])/LOG([.$A47]/[.$A48])" office:value-type="float" office:value="1.97640771526429">
            <text:p>1.9764077153</text:p>
          </table:table-cell>
          <table:table-cell office:value-type="float" office:value="0.00370765">
            <text:p>3.70765E-03</text:p>
          </table:table-cell>
          <table:table-cell table:style-name="ce2" table:formula="of:=LOG([.D47]/[.D48])/LOG([.$A47]/[.$A48])" office:value-type="float" office:value="2.02787754708066">
            <text:p>2.0278775471</text:p>
          </table:table-cell>
          <table:table-cell office:value-type="float" office:value="0.000513812">
            <text:p>5.13812E-04</text:p>
          </table:table-cell>
          <table:table-cell table:style-name="ce2" table:formula="of:=LOG([.F47]/[.F48])/LOG([.$A47]/[.$A48])" office:value-type="float" office:value="1.96061295969192">
            <text:p>1.9606129597</text:p>
          </table:table-cell>
          <table:table-cell office:value-type="float" office:value="0.000590779">
            <text:p>5.90779E-04</text:p>
          </table:table-cell>
          <table:table-cell table:style-name="ce2" table:formula="of:=LOG([.H47]/[.H48])/LOG([.$A47]/[.$A48])" office:value-type="float" office:value="1.95001143985203">
            <text:p>1.9500114399</text:p>
          </table:table-cell>
          <table:table-cell table:style-name="ce2" office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>
            <text:p>0.0297978</text:p>
          </table:table-cell>
          <table:table-cell office:value-type="float" office:value="0.000561061">
            <text:p>5.61061E-04</text:p>
          </table:table-cell>
          <table:table-cell table:style-name="ce2" table:formula="of:=LOG([.B48]/[.B49])/LOG([.$A48]/[.$A49])" office:value-type="float" office:value="1.97221439644828">
            <text:p>1.9722143964</text:p>
          </table:table-cell>
          <table:table-cell office:value-type="float" office:value="0.00188086">
            <text:p>1.88086E-03</text:p>
          </table:table-cell>
          <table:table-cell table:style-name="ce2" table:formula="of:=LOG([.D48]/[.D49])/LOG([.$A48]/[.$A49])" office:value-type="float" office:value="1.87615361445928">
            <text:p>1.8761536145</text:p>
          </table:table-cell>
          <table:table-cell office:value-type="float" office:value="0.000251673">
            <text:p>2.51673E-04</text:p>
          </table:table-cell>
          <table:table-cell table:style-name="ce2" table:formula="of:=LOG([.F48]/[.F49])/LOG([.$A48]/[.$A49])" office:value-type="float" office:value="1.9730691662431">
            <text:p>1.9730691662</text:p>
          </table:table-cell>
          <table:table-cell office:value-type="float" office:value="0.000293789">
            <text:p>2.93789E-04</text:p>
          </table:table-cell>
          <table:table-cell table:style-name="ce2" table:formula="of:=LOG([.H48]/[.H49])/LOG([.$A48]/[.$A49])" office:value-type="float" office:value="1.93119691045086">
            <text:p>1.9311969105</text:p>
          </table:table-cell>
          <table:table-cell table:style-name="ce2" office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>
            <text:p>0.0188374</text:p>
          </table:table-cell>
          <table:table-cell office:value-type="float" office:value="0.000226305">
            <text:p>2.26305E-04</text:p>
          </table:table-cell>
          <table:table-cell table:style-name="ce2" table:formula="of:=LOG([.B49]/[.B50])/LOG([.$A49]/[.$A50])" office:value-type="float" office:value="1.97986300068949">
            <text:p>1.9798630007</text:p>
          </table:table-cell>
          <table:table-cell office:value-type="float" office:value="0.00070427">
            <text:p>7.04270E-04</text:p>
          </table:table-cell>
          <table:table-cell table:style-name="ce2" table:formula="of:=LOG([.D49]/[.D50])/LOG([.$A49]/[.$A50])" office:value-type="float" office:value="2.142048297709">
            <text:p>2.1420482977</text:p>
          </table:table-cell>
          <table:table-cell office:value-type="float" office:value="0.00010145">
            <text:p>1.01450E-04</text:p>
          </table:table-cell>
          <table:table-cell table:style-name="ce2" table:formula="of:=LOG([.F49]/[.F50])/LOG([.$A49]/[.$A50])" office:value-type="float" office:value="1.98121185714754">
            <text:p>1.9812118571</text:p>
          </table:table-cell>
          <table:table-cell office:value-type="float" office:value="0.000124545">
            <text:p>1.24545E-04</text:p>
          </table:table-cell>
          <table:table-cell table:style-name="ce2" table:formula="of:=LOG([.H49]/[.H50])/LOG([.$A49]/[.$A50])" office:value-type="float" office:value="1.87137562152194">
            <text:p>1.8713756215</text:p>
          </table:table-cell>
          <table:table-cell table:style-name="ce2"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4" office:value-type="string">
            <text:p>Normalen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hMax</text:p>
          </table:table-cell>
          <table:table-cell table:style-name="ce6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6" office:value-type="string">
            <text:p>ErrMaxK</text:p>
          </table:table-cell>
          <table:table-cell table:style-name="ce10" office:value-type="string">
            <text:p>EOC</text:p>
          </table:table-cell>
          <table:table-cell table:number-columns-repeated="7"/>
        </table:table-row>
        <table:table-row table:style-name="ro2">
          <table:table-cell table:style-name="ce2" office:value-type="float" office:value="0.263248">
            <text:p>0.263248</text:p>
          </table:table-cell>
          <table:table-cell office:value-type="float" office:value="0.0112147">
            <text:p>1.12147E-02</text:p>
          </table:table-cell>
          <table:table-cell table:style-name="ce2"/>
          <table:table-cell office:value-type="float" office:value="0.0134256">
            <text:p>1.34256E-02</text:p>
          </table:table-cell>
          <table:table-cell table:style-name="ce2"/>
          <table:table-cell office:value-type="string">
            <text:p>1k</text:p>
          </table:table-cell>
          <table:table-cell table:number-columns-repeated="6"/>
        </table:table-row>
        <table:table-row table:style-name="ro2">
          <table:table-cell table:style-name="ce2" office:value-type="float" office:value="0.214754">
            <text:p>0.214754</text:p>
          </table:table-cell>
          <table:table-cell office:value-type="float" office:value="0.00770817">
            <text:p>7.70817E-03</text:p>
          </table:table-cell>
          <table:table-cell table:style-name="ce2" table:formula="of:=LOG([.B55]/[.B56])/LOG([.$A55]/[.$A56])" office:value-type="float" office:value="1.84154426613793">
            <text:p>1.8415442661</text:p>
          </table:table-cell>
          <table:table-cell office:value-type="float" office:value="0.00938635">
            <text:p>9.38635E-03</text:p>
          </table:table-cell>
          <table:table-cell table:style-name="ce2" table:formula="of:=LOG([.D55]/[.D56])/LOG([.$A55]/[.$A56])" office:value-type="float" office:value="1.75786300480346">
            <text:p>1.7578630048</text:p>
          </table:table-cell>
          <table:table-cell office:value-type="string">
            <text:p>2k</text:p>
          </table:table-cell>
          <table:table-cell table:number-columns-repeated="6"/>
        </table:table-row>
        <table:table-row table:style-name="ro2">
          <table:table-cell table:style-name="ce2" office:value-type="float" office:value="0.138422">
            <text:p>0.138422</text:p>
          </table:table-cell>
          <table:table-cell office:value-type="float" office:value="0.00337332">
            <text:p>3.37332E-03</text:p>
          </table:table-cell>
          <table:table-cell table:style-name="ce2" table:formula="of:=LOG([.B56]/[.B57])/LOG([.$A56]/[.$A57])" office:value-type="float" office:value="1.88162421431422">
            <text:p>1.8816242143</text:p>
          </table:table-cell>
          <table:table-cell office:value-type="float" office:value="0.00404736">
            <text:p>4.04736E-03</text:p>
          </table:table-cell>
          <table:table-cell table:style-name="ce2" table:formula="of:=LOG([.D56]/[.D57])/LOG([.$A56]/[.$A57])" office:value-type="float" office:value="1.9153418196034">
            <text:p>1.9153418196</text:p>
          </table:table-cell>
          <table:table-cell office:value-type="string">
            <text:p>5k</text:p>
          </table:table-cell>
          <table:table-cell table:number-columns-repeated="6"/>
        </table:table-row>
        <table:table-row table:style-name="ro2">
          <table:table-cell table:style-name="ce2" office:value-type="float" office:value="0.0940568">
            <text:p>0.0940568</text:p>
          </table:table-cell>
          <table:table-cell office:value-type="float" office:value="0.00160779">
            <text:p>1.60779E-03</text:p>
          </table:table-cell>
          <table:table-cell table:style-name="ce2" table:formula="of:=LOG([.B57]/[.B58])/LOG([.$A57]/[.$A58])" office:value-type="float" office:value="1.9177568749269">
            <text:p>1.9177568749</text:p>
          </table:table-cell>
          <table:table-cell office:value-type="float" office:value="0.00210221">
            <text:p>2.10221E-03</text:p>
          </table:table-cell>
          <table:table-cell table:style-name="ce2" table:formula="of:=LOG([.D57]/[.D58])/LOG([.$A57]/[.$A58])" office:value-type="float" office:value="1.69529465113884">
            <text:p>1.6952946511</text:p>
          </table:table-cell>
          <table:table-cell office:value-type="string">
            <text:p>10k</text:p>
          </table:table-cell>
          <table:table-cell table:number-columns-repeated="6"/>
        </table:table-row>
        <table:table-row table:style-name="ro2">
          <table:table-cell table:style-name="ce2" office:value-type="float" office:value="0.0603108">
            <text:p>0.0603108</text:p>
          </table:table-cell>
          <table:table-cell office:value-type="float" office:value="0.000711485">
            <text:p>7.11485E-04</text:p>
          </table:table-cell>
          <table:table-cell table:style-name="ce2" table:formula="of:=LOG([.B58]/[.B59])/LOG([.$A58]/[.$A59])" office:value-type="float" office:value="1.83457277760306">
            <text:p>1.8345727776</text:p>
          </table:table-cell>
          <table:table-cell office:value-type="float" office:value="0.00122951">
            <text:p>1.22951E-03</text:p>
          </table:table-cell>
          <table:table-cell table:style-name="ce2" table:formula="of:=LOG([.D58]/[.D59])/LOG([.$A58]/[.$A59])" office:value-type="float" office:value="1.20699448035013">
            <text:p>1.2069944804</text:p>
          </table:table-cell>
          <table:table-cell office:value-type="string">
            <text:p>25k</text:p>
          </table:table-cell>
          <table:table-cell table:number-columns-repeated="6"/>
        </table:table-row>
        <table:table-row table:style-name="ro2">
          <table:table-cell table:style-name="ce2" office:value-type="float" office:value="0.0427842">
            <text:p>0.0427842</text:p>
          </table:table-cell>
          <table:table-cell office:value-type="float" office:value="0.000370873">
            <text:p>3.70873E-04</text:p>
          </table:table-cell>
          <table:table-cell table:style-name="ce2" table:formula="of:=LOG([.B59]/[.B60])/LOG([.$A59]/[.$A60])" office:value-type="float" office:value="1.89750758239303">
            <text:p>1.8975075824</text:p>
          </table:table-cell>
          <table:table-cell office:value-type="float" office:value="0.000688432">
            <text:p>6.88432E-04</text:p>
          </table:table-cell>
          <table:table-cell table:style-name="ce2" table:formula="of:=LOG([.D59]/[.D60])/LOG([.$A59]/[.$A60])" office:value-type="float" office:value="1.68914351385764">
            <text:p>1.6891435139</text:p>
          </table:table-cell>
          <table:table-cell office:value-type="string">
            <text:p>50k</text:p>
          </table:table-cell>
          <table:table-cell table:number-columns-repeated="6"/>
        </table:table-row>
        <table:table-row table:style-name="ro2">
          <table:table-cell table:style-name="ce2" office:value-type="float" office:value="0.0297978">
            <text:p>0.0297978</text:p>
          </table:table-cell>
          <table:table-cell office:value-type="float" office:value="0.000189846">
            <text:p>1.89846E-04</text:p>
          </table:table-cell>
          <table:table-cell table:style-name="ce2" table:formula="of:=LOG([.B60]/[.B61])/LOG([.$A60]/[.$A61])" office:value-type="float" office:value="1.85121081893618">
            <text:p>1.8512108189</text:p>
          </table:table-cell>
          <table:table-cell office:value-type="float" office:value="0.00042756">
            <text:p>4.27560E-04</text:p>
          </table:table-cell>
          <table:table-cell table:style-name="ce2" table:formula="of:=LOG([.D60]/[.D61])/LOG([.$A60]/[.$A61])" office:value-type="float" office:value="1.31677284937932">
            <text:p>1.3167728494</text:p>
          </table:table-cell>
          <table:table-cell office:value-type="string">
            <text:p>100k</text:p>
          </table:table-cell>
          <table:table-cell table:number-columns-repeated="6"/>
        </table:table-row>
        <table:table-row table:style-name="ro2">
          <table:table-cell table:style-name="ce2" office:value-type="float" office:value="0.0188374">
            <text:p>0.0188374</text:p>
          </table:table-cell>
          <table:table-cell office:value-type="float" office:value="0.0000801637">
            <text:p>8.01637E-05</text:p>
          </table:table-cell>
          <table:table-cell table:style-name="ce2" table:formula="of:=LOG([.B61]/[.B62])/LOG([.$A61]/[.$A62])" office:value-type="float" office:value="1.8799839521568">
            <text:p>1.8799839522</text:p>
          </table:table-cell>
          <table:table-cell office:value-type="float" office:value="0.0002226">
            <text:p>2.22600E-04</text:p>
          </table:table-cell>
          <table:table-cell table:style-name="ce2" table:formula="of:=LOG([.D61]/[.D62])/LOG([.$A61]/[.$A62])" office:value-type="float" office:value="1.42331439733325">
            <text:p>1.4233143973</text:p>
          </table:table-cell>
          <table:table-cell office:value-type="string">
            <text:p>250k</text:p>
          </table:table-cell>
          <table:table-cell table:number-columns-repeated="6"/>
        </table:table-row>
        <table:table-row table:style-name="ro2">
          <table:table-cell office:value-type="string">
            <text:p>MW:</text:p>
          </table:table-cell>
          <table:table-cell/>
          <table:table-cell table:formula="of:=AVERAGE([.C56:.C62])" office:value-type="float" office:value="1.87202864092402">
            <text:p>1,8720286409</text:p>
          </table:table-cell>
          <table:table-cell/>
          <table:table-cell table:formula="of:=AVERAGE([.E56:.E62])" office:value-type="float" office:value="1.57210353092372">
            <text:p>1,5721035309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>
            <text:p>Sandbox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5" office:value-type="string">
            <text:p>DOFs</text:p>
          </table:table-cell>
          <table:table-cell table:style-name="ce8" office:value-type="string">
            <text:p>hMax</text:p>
          </table:table-cell>
          <table:table-cell table:style-name="ce11" office:value-type="string">
            <text:p>Err2K</text:p>
          </table:table-cell>
          <table:table-cell table:style-name="ce8" office:value-type="string">
            <text:p>EOC</text:p>
          </table:table-cell>
          <table:table-cell table:style-name="ce11" office:value-type="string">
            <text:p>ErrMaxK</text:p>
          </table:table-cell>
          <table:table-cell table:style-name="ce8" office:value-type="string">
            <text:p>EOC</text:p>
          </table:table-cell>
          <table:table-cell table:style-name="ce11" office:value-type="string">
            <text:p>Err2H</text:p>
          </table:table-cell>
          <table:table-cell table:style-name="ce8" office:value-type="string">
            <text:p>EOC</text:p>
          </table:table-cell>
          <table:table-cell table:style-name="ce11" office:value-type="string">
            <text:p>ErrMaxH</text:p>
          </table:table-cell>
          <table:table-cell table:style-name="ce8" office:value-type="string">
            <text:p>EOC</text:p>
          </table:table-cell>
          <table:table-cell table:number-columns-repeated="2"/>
        </table:table-row>
        <table:table-row table:style-name="ro2">
          <table:table-cell office:value-type="float" office:value="1360">
            <text:p>1360</text:p>
          </table:table-cell>
          <table:table-cell table:style-name="ce9" office:value-type="float" office:value="0.263248">
            <text:p>0.263</text:p>
          </table:table-cell>
          <table:table-cell table:style-name="ce12" office:value-type="float" office:value="0.0589887">
            <text:p>5.90E-02</text:p>
          </table:table-cell>
          <table:table-cell table:style-name="ce14"/>
          <table:table-cell table:style-name="ce12" office:value-type="float" office:value="0.113059">
            <text:p>1.13E-01</text:p>
          </table:table-cell>
          <table:table-cell table:style-name="ce14"/>
          <table:table-cell table:style-name="ce12" office:value-type="float" office:value="0.0248099">
            <text:p>2.48E-02</text:p>
          </table:table-cell>
          <table:table-cell table:style-name="ce14"/>
          <table:table-cell table:style-name="ce12" office:value-type="float" office:value="0.0292189">
            <text:p>2.92E-02</text:p>
          </table:table-cell>
          <table:table-cell table:style-name="ce14"/>
          <table:table-cell table:number-columns-repeated="2"/>
        </table:table-row>
        <table:table-row table:style-name="ro2">
          <table:table-cell office:value-type="float" office:value="2016">
            <text:p>2016</text:p>
          </table:table-cell>
          <table:table-cell table:style-name="ce9" office:value-type="float" office:value="0.214754">
            <text:p>0.215</text:p>
          </table:table-cell>
          <table:table-cell table:style-name="ce12" office:value-type="float" office:value="0.0401822">
            <text:p>4.02E-02</text:p>
          </table:table-cell>
          <table:table-cell table:style-name="ce14" table:formula="of:=LOG([.C68]/[.C69])/LOG([.$B68]/[.$B69])" office:value-type="float" office:value="1.88563575824272">
            <text:p>1.89</text:p>
          </table:table-cell>
          <table:table-cell table:style-name="ce12" office:value-type="float" office:value="0.0777378">
            <text:p>7.77E-02</text:p>
          </table:table-cell>
          <table:table-cell table:style-name="ce14" table:formula="of:=LOG([.E68]/[.E69])/LOG([.$B68]/[.$B69])" office:value-type="float" office:value="1.83969541838869">
            <text:p>1.84</text:p>
          </table:table-cell>
          <table:table-cell table:style-name="ce12" office:value-type="float" office:value="0.0173329">
            <text:p>1.73E-02</text:p>
          </table:table-cell>
          <table:table-cell table:style-name="ce14" table:formula="of:=LOG([.G68]/[.G69])/LOG([.$B68]/[.$B69])" office:value-type="float" office:value="1.76144600835362">
            <text:p>1.76</text:p>
          </table:table-cell>
          <table:table-cell table:style-name="ce12" office:value-type="float" office:value="0.0211396">
            <text:p>2.11E-02</text:p>
          </table:table-cell>
          <table:table-cell table:style-name="ce14" table:formula="of:=LOG([.I68]/[.I69])/LOG([.$B68]/[.$B69])" office:value-type="float" office:value="1.58969719761449">
            <text:p>1.59</text:p>
          </table:table-cell>
          <table:table-cell table:number-columns-repeated="2"/>
        </table:table-row>
        <table:table-row table:style-name="ro2">
          <table:table-cell office:value-type="float" office:value="4752">
            <text:p>4752</text:p>
          </table:table-cell>
          <table:table-cell table:style-name="ce9" office:value-type="float" office:value="0.138422">
            <text:p>0.138</text:p>
          </table:table-cell>
          <table:table-cell table:style-name="ce12" office:value-type="float" office:value="0.0175346">
            <text:p>1.75E-02</text:p>
          </table:table-cell>
          <table:table-cell table:style-name="ce14" table:formula="of:=LOG([.C69]/[.C70])/LOG([.$B69]/[.$B70])" office:value-type="float" office:value="1.88814686234405">
            <text:p>1.89</text:p>
          </table:table-cell>
          <table:table-cell table:style-name="ce12" office:value-type="float" office:value="0.0362486">
            <text:p>3.62E-02</text:p>
          </table:table-cell>
          <table:table-cell table:style-name="ce14" table:formula="of:=LOG([.E69]/[.E70])/LOG([.$B69]/[.$B70])" office:value-type="float" office:value="1.73716949909354">
            <text:p>1.74</text:p>
          </table:table-cell>
          <table:table-cell table:style-name="ce12" office:value-type="float" office:value="0.00775109">
            <text:p>7.75E-03</text:p>
          </table:table-cell>
          <table:table-cell table:style-name="ce14" table:formula="of:=LOG([.G69]/[.G70])/LOG([.$B69]/[.$B70])" office:value-type="float" office:value="1.83241858833932">
            <text:p>1.83</text:p>
          </table:table-cell>
          <table:table-cell table:style-name="ce12" office:value-type="float" office:value="0.00944613">
            <text:p>9.45E-03</text:p>
          </table:table-cell>
          <table:table-cell table:style-name="ce14" table:formula="of:=LOG([.I69]/[.I70])/LOG([.$B69]/[.$B70])" office:value-type="float" office:value="1.83417177186465">
            <text:p>1.83</text:p>
          </table:table-cell>
          <table:table-cell table:number-columns-repeated="2"/>
        </table:table-row>
        <table:table-row table:style-name="ro2">
          <table:table-cell office:value-type="float" office:value="10192">
            <text:p>10192</text:p>
          </table:table-cell>
          <table:table-cell table:style-name="ce9" office:value-type="float" office:value="0.0940568">
            <text:p>0.094</text:p>
          </table:table-cell>
          <table:table-cell table:style-name="ce12" office:value-type="float" office:value="0.0083894">
            <text:p>8.39E-03</text:p>
          </table:table-cell>
          <table:table-cell table:style-name="ce14" table:formula="of:=LOG([.C70]/[.C71])/LOG([.$B70]/[.$B71])" office:value-type="float" office:value="1.90784561929563">
            <text:p>1.91</text:p>
          </table:table-cell>
          <table:table-cell table:style-name="ce12" office:value-type="float" office:value="0.0170546">
            <text:p>1.71E-02</text:p>
          </table:table-cell>
          <table:table-cell table:style-name="ce14" table:formula="of:=LOG([.E70]/[.E71])/LOG([.$B70]/[.$B71])" office:value-type="float" office:value="1.95125498024458">
            <text:p>1.95</text:p>
          </table:table-cell>
          <table:table-cell table:style-name="ce12" office:value-type="float" office:value="0.00374999">
            <text:p>3.75E-03</text:p>
          </table:table-cell>
          <table:table-cell table:style-name="ce14" table:formula="of:=LOG([.G70]/[.G71])/LOG([.$B70]/[.$B71])" office:value-type="float" office:value="1.87905025691916">
            <text:p>1.88</text:p>
          </table:table-cell>
          <table:table-cell table:style-name="ce12" office:value-type="float" office:value="0.00572605">
            <text:p>5.73E-03</text:p>
          </table:table-cell>
          <table:table-cell table:style-name="ce14" table:formula="of:=LOG([.I70]/[.I71])/LOG([.$B70]/[.$B71])" office:value-type="float" office:value="1.29546753744433">
            <text:p>1.30</text:p>
          </table:table-cell>
          <table:table-cell table:number-columns-repeated="2"/>
        </table:table-row>
        <table:table-row table:style-name="ro2">
          <table:table-cell office:value-type="float" office:value="24640">
            <text:p>24640</text:p>
          </table:table-cell>
          <table:table-cell table:style-name="ce9" office:value-type="float" office:value="0.0603108">
            <text:p>0.060</text:p>
          </table:table-cell>
          <table:table-cell table:style-name="ce12" office:value-type="float" office:value="0.00364332">
            <text:p>3.64E-03</text:p>
          </table:table-cell>
          <table:table-cell table:style-name="ce14" table:formula="of:=LOG([.C71]/[.C72])/LOG([.$B71]/[.$B72])" office:value-type="float" office:value="1.87690550376706">
            <text:p>1.88</text:p>
          </table:table-cell>
          <table:table-cell table:style-name="ce12" office:value-type="float" office:value="0.00749013">
            <text:p>7.49E-03</text:p>
          </table:table-cell>
          <table:table-cell table:style-name="ce14" table:formula="of:=LOG([.E71]/[.E72])/LOG([.$B71]/[.$B72])" office:value-type="float" office:value="1.8516126275637">
            <text:p>1.85</text:p>
          </table:table-cell>
          <table:table-cell table:style-name="ce12" office:value-type="float" office:value="0.00177822">
            <text:p>1.78E-03</text:p>
          </table:table-cell>
          <table:table-cell table:style-name="ce14" table:formula="of:=LOG([.G71]/[.G72])/LOG([.$B71]/[.$B72])" office:value-type="float" office:value="1.67903020625559">
            <text:p>1.68</text:p>
          </table:table-cell>
          <table:table-cell table:style-name="ce12" office:value-type="float" office:value="0.00585822">
            <text:p>5.86E-03</text:p>
          </table:table-cell>
          <table:table-cell table:style-name="ce14" table:formula="of:=LOG([.I71]/[.I72])/LOG([.$B71]/[.$B72])" office:value-type="float" office:value="-0.0513512555518303">
            <text:p>-0.05</text:p>
          </table:table-cell>
          <table:table-cell table:number-columns-repeated="2"/>
        </table:table-row>
        <table:table-row table:style-name="ro2">
          <table:table-cell office:value-type="float" office:value="48832">
            <text:p>48832</text:p>
          </table:table-cell>
          <table:table-cell table:style-name="ce9" office:value-type="float" office:value="0.0427842">
            <text:p>0.043</text:p>
          </table:table-cell>
          <table:table-cell table:style-name="ce12" office:value-type="float" office:value="0.00212024">
            <text:p>2.12E-03</text:p>
          </table:table-cell>
          <table:table-cell table:style-name="ce14" table:formula="of:=LOG([.C72]/[.C73])/LOG([.$B72]/[.$B73])" office:value-type="float" office:value="1.57675310566706">
            <text:p>1.58</text:p>
          </table:table-cell>
          <table:table-cell table:style-name="ce12" office:value-type="float" office:value="0.00480814">
            <text:p>4.81E-03</text:p>
          </table:table-cell>
          <table:table-cell table:style-name="ce14" table:formula="of:=LOG([.E72]/[.E73])/LOG([.$B72]/[.$B73])" office:value-type="float" office:value="1.29106089593619">
            <text:p>1.29</text:p>
          </table:table-cell>
          <table:table-cell table:style-name="ce12" office:value-type="float" office:value="0.00140767">
            <text:p>1.41E-03</text:p>
          </table:table-cell>
          <table:table-cell table:style-name="ce14" table:formula="of:=LOG([.G72]/[.G73])/LOG([.$B72]/[.$B73])" office:value-type="float" office:value="0.680594839007894">
            <text:p>0.68</text:p>
          </table:table-cell>
          <table:table-cell table:style-name="ce12" office:value-type="float" office:value="0.00394152">
            <text:p>3.94E-03</text:p>
          </table:table-cell>
          <table:table-cell table:style-name="ce14" table:formula="of:=LOG([.I72]/[.I73])/LOG([.$B72]/[.$B73])" office:value-type="float" office:value="1.15418155083751">
            <text:p>1.15</text:p>
          </table:table-cell>
          <table:table-cell table:number-columns-repeated="2"/>
        </table:table-row>
        <table:table-row table:style-name="ro2">
          <table:table-cell office:value-type="float" office:value="100480">
            <text:p>100480</text:p>
          </table:table-cell>
          <table:table-cell table:style-name="ce9" office:value-type="float" office:value="0.0297978">
            <text:p>0.030</text:p>
          </table:table-cell>
          <table:table-cell table:style-name="ce12" office:value-type="float" office:value="0.00139385">
            <text:p>1.39E-03</text:p>
          </table:table-cell>
          <table:table-cell table:style-name="ce14" table:formula="of:=LOG([.C73]/[.C74])/LOG([.$B73]/[.$B74])" office:value-type="float" office:value="1.15957921430917">
            <text:p>1.16</text:p>
          </table:table-cell>
          <table:table-cell table:style-name="ce12" office:value-type="float" office:value="0.00422722">
            <text:p>4.23E-03</text:p>
          </table:table-cell>
          <table:table-cell table:style-name="ce14" table:formula="of:=LOG([.E73]/[.E74])/LOG([.$B73]/[.$B74])" office:value-type="float" office:value="0.355967749507193">
            <text:p>0.36</text:p>
          </table:table-cell>
          <table:table-cell table:style-name="ce12" office:value-type="float" office:value="0.00118653">
            <text:p>1.19E-03</text:p>
          </table:table-cell>
          <table:table-cell table:style-name="ce14" table:formula="of:=LOG([.G73]/[.G74])/LOG([.$B73]/[.$B74])" office:value-type="float" office:value="0.472453868458895">
            <text:p>0.47</text:p>
          </table:table-cell>
          <table:table-cell table:style-name="ce12" office:value-type="float" office:value="0.00331123">
            <text:p>3.31E-03</text:p>
          </table:table-cell>
          <table:table-cell table:style-name="ce14" table:formula="of:=LOG([.I73]/[.I74])/LOG([.$B73]/[.$B74])" office:value-type="float" office:value="0.481698056272697">
            <text:p>0.48</text:p>
          </table:table-cell>
          <table:table-cell table:number-columns-repeated="2"/>
        </table:table-row>
        <table:table-row table:style-name="ro2">
          <table:table-cell office:value-type="float" office:value="250992">
            <text:p>250992</text:p>
          </table:table-cell>
          <table:table-cell table:style-name="ce9" office:value-type="float" office:value="0.0188374">
            <text:p>0.019</text:p>
          </table:table-cell>
          <table:table-cell table:style-name="ce12" office:value-type="float" office:value="0.000884444">
            <text:p>8.84E-04</text:p>
          </table:table-cell>
          <table:table-cell table:style-name="ce14" table:formula="of:=LOG([.C74]/[.C75])/LOG([.$B74]/[.$B75])" office:value-type="float" office:value="0.991878312079754">
            <text:p>0.99</text:p>
          </table:table-cell>
          <table:table-cell table:style-name="ce12" office:value-type="float" office:value="0.00373022">
            <text:p>3.73E-03</text:p>
          </table:table-cell>
          <table:table-cell table:style-name="ce14" table:formula="of:=LOG([.E74]/[.E75])/LOG([.$B74]/[.$B75])" office:value-type="float" office:value="0.272743123323582">
            <text:p>0.27</text:p>
          </table:table-cell>
          <table:table-cell table:style-name="ce12" office:value-type="float" office:value="0.000823916">
            <text:p>8.24E-04</text:p>
          </table:table-cell>
          <table:table-cell table:style-name="ce14" table:formula="of:=LOG([.G74]/[.G75])/LOG([.$B74]/[.$B75])" office:value-type="float" office:value="0.795306331520313">
            <text:p>0.80</text:p>
          </table:table-cell>
          <table:table-cell table:style-name="ce12" office:value-type="float" office:value="0.00251031">
            <text:p>2.51E-03</text:p>
          </table:table-cell>
          <table:table-cell table:style-name="ce14" table:formula="of:=LOG([.I74]/[.I75])/LOG([.$B74]/[.$B75])" office:value-type="float" office:value="0.603836287197254">
            <text:p>0.60</text:p>
          </table:table-cell>
          <table:table-cell table:number-columns-repeated="2"/>
        </table:table-row>
        <table:table-row table:style-name="ro2" table:number-rows-repeated="104850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10"/>
          <table:covered-table-cell table:style-name="ce1"/>
          <table:covered-table-cell table:style-name="ce10"/>
          <table:table-cell table:style-name="ce1" office:value-type="string" table:number-columns-spanned="4" table:number-rows-spanned="1">
            <text:p>Laplace(X)</text:p>
          </table:table-cell>
          <table:covered-table-cell table:style-name="ce10"/>
          <table:covered-table-cell table:style-name="ce1"/>
          <table:covered-table-cell table:style-name="ce10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0648689">
            <text:p>0.0648689</text:p>
          </table:table-cell>
          <table:table-cell/>
          <table:table-cell office:value-type="float" office:value="0.0585884">
            <text:p>0.0585884</text:p>
          </table:table-cell>
          <table:table-cell/>
          <table:table-cell office:value-type="float" office:value="0.0417427">
            <text:p>0.0417427</text:p>
          </table:table-cell>
          <table:table-cell/>
          <table:table-cell office:value-type="float" office:value="0.13217">
            <text:p>0.1321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0353589">
            <text:p>0.0353589</text:p>
          </table:table-cell>
          <table:table-cell table:formula="of:=LOG([.B3]/[.B4])/LOG([.$A3]/[.$A4])" office:value-type="float" office:value="1.83303630962846">
            <text:p>1.8330363096</text:p>
          </table:table-cell>
          <table:table-cell office:value-type="float" office:value="0.0552849">
            <text:p>0.0552849</text:p>
          </table:table-cell>
          <table:table-cell table:formula="of:=LOG([.D3]/[.D4])/LOG([.$A3]/[.$A4])" office:value-type="float" office:value="0.175314065777003">
            <text:p>0.1753140658</text:p>
          </table:table-cell>
          <table:table-cell office:value-type="float" office:value="0.0224049">
            <text:p>0.0224049</text:p>
          </table:table-cell>
          <table:table-cell table:formula="of:=LOG([.F3]/[.F4])/LOG([.$A3]/[.$A4])" office:value-type="float" office:value="1.87963632526388">
            <text:p>1.8796363253</text:p>
          </table:table-cell>
          <table:table-cell office:value-type="float" office:value="0.0819829">
            <text:p>0.0819829</text:p>
          </table:table-cell>
          <table:table-cell table:formula="of:=LOG([.H3]/[.H4])/LOG([.$A3]/[.$A4])" office:value-type="float" office:value="1.442636957485">
            <text:p>1.442636957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167844">
            <text:p>0.0167844</text:p>
          </table:table-cell>
          <table:table-cell table:formula="of:=LOG([.B4]/[.B5])/LOG([.$A4]/[.$A5])" office:value-type="float" office:value="1.51385789646507">
            <text:p>1.5138578965</text:p>
          </table:table-cell>
          <table:table-cell office:value-type="float" office:value="0.053577">
            <text:p>0.053577</text:p>
          </table:table-cell>
          <table:table-cell table:formula="of:=LOG([.D4]/[.D5])/LOG([.$A4]/[.$A5])" office:value-type="float" office:value="0.0637562205054551">
            <text:p>0.0637562205</text:p>
          </table:table-cell>
          <table:table-cell office:value-type="float" office:value="0.00911353">
            <text:p>0.00911353</text:p>
          </table:table-cell>
          <table:table-cell table:formula="of:=LOG([.F4]/[.F5])/LOG([.$A4]/[.$A5])" office:value-type="float" office:value="1.82759944260819">
            <text:p>1.8275994426</text:p>
          </table:table-cell>
          <table:table-cell office:value-type="float" office:value="0.0354003">
            <text:p>0.0354003</text:p>
          </table:table-cell>
          <table:table-cell table:formula="of:=LOG([.H4]/[.H5])/LOG([.$A4]/[.$A5])" office:value-type="float" office:value="1.70624466718323">
            <text:p>1.706244667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109777">
            <text:p>0.0109777</text:p>
          </table:table-cell>
          <table:table-cell table:formula="of:=LOG([.B5]/[.B6])/LOG([.$A5]/[.$A6])" office:value-type="float" office:value="1.2801692354015">
            <text:p>1.2801692354</text:p>
          </table:table-cell>
          <table:table-cell office:value-type="float" office:value="0.0517027">
            <text:p>0.0517027</text:p>
          </table:table-cell>
          <table:table-cell table:formula="of:=LOG([.D5]/[.D6])/LOG([.$A5]/[.$A6])" office:value-type="float" office:value="0.107367829458015">
            <text:p>0.1073678295</text:p>
          </table:table-cell>
          <table:table-cell office:value-type="float" office:value="0.0049928">
            <text:p>0.0049928</text:p>
          </table:table-cell>
          <table:table-cell table:formula="of:=LOG([.F5]/[.F6])/LOG([.$A5]/[.$A6])" office:value-type="float" office:value="1.81438514771336">
            <text:p>1.8143851477</text:p>
          </table:table-cell>
          <table:table-cell office:value-type="float" office:value="0.0198031">
            <text:p>0.0198031</text:p>
          </table:table-cell>
          <table:table-cell table:formula="of:=LOG([.H5]/[.H6])/LOG([.$A5]/[.$A6])" office:value-type="float" office:value="1.75142520042222">
            <text:p>1.751425200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0659061">
            <text:p>0.00659061</text:p>
          </table:table-cell>
          <table:table-cell table:formula="of:=LOG([.B6]/[.B7])/LOG([.$A6]/[.$A7])" office:value-type="float" office:value="1.15088841707327">
            <text:p>1.1508884171</text:p>
          </table:table-cell>
          <table:table-cell office:value-type="float" office:value="0.0512228">
            <text:p>0.0512228</text:p>
          </table:table-cell>
          <table:table-cell table:formula="of:=LOG([.D6]/[.D7])/LOG([.$A6]/[.$A7])" office:value-type="float" office:value="0.0210347143883774">
            <text:p>0.0210347144</text:p>
          </table:table-cell>
          <table:table-cell office:value-type="float" office:value="0.00227361">
            <text:p>0.00227361</text:p>
          </table:table-cell>
          <table:table-cell table:formula="of:=LOG([.F6]/[.F7])/LOG([.$A6]/[.$A7])" office:value-type="float" office:value="1.77437378328558">
            <text:p>1.7743737833</text:p>
          </table:table-cell>
          <table:table-cell office:value-type="float" office:value="0.0171172">
            <text:p>0.0171172</text:p>
          </table:table-cell>
          <table:table-cell table:formula="of:=LOG([.H6]/[.H7])/LOG([.$A6]/[.$A7])" office:value-type="float" office:value="0.328774583177185">
            <text:p>0.3287745832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466702">
            <text:p>0.00466702</text:p>
          </table:table-cell>
          <table:table-cell table:formula="of:=LOG([.B7]/[.B8])/LOG([.$A7]/[.$A8])" office:value-type="float" office:value="1.06645159925457">
            <text:p>1.0664515993</text:p>
          </table:table-cell>
          <table:table-cell office:value-type="float" office:value="0.052223">
            <text:p>0.052223</text:p>
          </table:table-cell>
          <table:table-cell table:formula="of:=LOG([.D7]/[.D8])/LOG([.$A7]/[.$A8])" office:value-type="float" office:value="-0.059756073230094">
            <text:p>-0.0597560732</text:p>
          </table:table-cell>
          <table:table-cell office:value-type="float" office:value="0.00128867">
            <text:p>0.00128867</text:p>
          </table:table-cell>
          <table:table-cell table:formula="of:=LOG([.F7]/[.F8])/LOG([.$A7]/[.$A8])" office:value-type="float" office:value="1.75439728743131">
            <text:p>1.7543972874</text:p>
          </table:table-cell>
          <table:table-cell office:value-type="float" office:value="0.0164807">
            <text:p>0.0164807</text:p>
          </table:table-cell>
          <table:table-cell table:formula="of:=LOG([.H7]/[.H8])/LOG([.$A7]/[.$A8])" office:value-type="float" office:value="0.117093494740751">
            <text:p>0.1170934947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25493">
            <text:p>0.00325493</text:p>
          </table:table-cell>
          <table:table-cell table:formula="of:=LOG([.B8]/[.B9])/LOG([.$A8]/[.$A9])" office:value-type="float" office:value="1.03315716787043">
            <text:p>1.0331571679</text:p>
          </table:table-cell>
          <table:table-cell office:value-type="float" office:value="0.0519484">
            <text:p>0.0519484</text:p>
          </table:table-cell>
          <table:table-cell table:formula="of:=LOG([.D8]/[.D9])/LOG([.$A8]/[.$A9])" office:value-type="float" office:value="0.0151155836725354">
            <text:p>0.0151155837</text:p>
          </table:table-cell>
          <table:table-cell office:value-type="float" office:value="0.000767036">
            <text:p>0.000767036</text:p>
          </table:table-cell>
          <table:table-cell table:formula="of:=LOG([.F8]/[.F9])/LOG([.$A8]/[.$A9])" office:value-type="float" office:value="1.48754059869218">
            <text:p>1.4875405987</text:p>
          </table:table-cell>
          <table:table-cell office:value-type="float" office:value="0.0162289">
            <text:p>0.0162289</text:p>
          </table:table-cell>
          <table:table-cell table:formula="of:=LOG([.H8]/[.H9])/LOG([.$A8]/[.$A9])" office:value-type="float" office:value="0.0441429095675888">
            <text:p>0.0441429096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212223">
            <text:p>0.00212223</text:p>
          </table:table-cell>
          <table:table-cell table:formula="of:=LOG([.B9]/[.B10])/LOG([.$A9]/[.$A10])" office:value-type="float" office:value="0.997812095368839">
            <text:p>0.9978120954</text:p>
          </table:table-cell>
          <table:table-cell office:value-type="float" office:value="0.0534929">
            <text:p>0.0534929</text:p>
          </table:table-cell>
          <table:table-cell table:formula="of:=LOG([.D9]/[.D10])/LOG([.$A9]/[.$A10])" office:value-type="float" office:value="-0.0683509154158864">
            <text:p>-0.0683509154</text:p>
          </table:table-cell>
          <table:table-cell office:value-type="float" office:value="0.000414765">
            <text:p>0.000414765</text:p>
          </table:table-cell>
          <table:table-cell table:formula="of:=LOG([.F9]/[.F10])/LOG([.$A9]/[.$A10])" office:value-type="float" office:value="1.43435040707463">
            <text:p>1.4343504071</text:p>
          </table:table-cell>
          <table:table-cell office:value-type="float" office:value="0.0156743">
            <text:p>0.0156743</text:p>
          </table:table-cell>
          <table:table-cell table:formula="of:=LOG([.H9]/[.H10])/LOG([.$A9]/[.$A10])" office:value-type="float" office:value="0.0811195406238109">
            <text:p>0.0811195406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10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10"/>
          <table:table-cell table:style-name="ce10"/>
          <table:table-cell table:number-columns-repeated="1014"/>
        </table:table-row>
        <table:table-row table:style-name="ro3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233452">
            <text:p>0.233452</text:p>
          </table:table-cell>
          <table:table-cell/>
          <table:table-cell office:value-type="float" office:value="0.47307">
            <text:p>0.47307</text:p>
          </table:table-cell>
          <table:table-cell/>
          <table:table-cell office:value-type="float" office:value="0.0950944">
            <text:p>0.0950944</text:p>
          </table:table-cell>
          <table:table-cell/>
          <table:table-cell office:value-type="float" office:value="0.321923">
            <text:p>0.32192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143152">
            <text:p>0.143152</text:p>
          </table:table-cell>
          <table:table-cell table:formula="of:=LOG([.B15]/[.B16])/LOG([.$A15]/[.$A16])" office:value-type="float" office:value="1.47734882165994">
            <text:p>1.4773488217</text:p>
          </table:table-cell>
          <table:table-cell office:value-type="float" office:value="0.326632">
            <text:p>0.326632</text:p>
          </table:table-cell>
          <table:table-cell table:formula="of:=LOG([.D15]/[.D16])/LOG([.$A15]/[.$A16])" office:value-type="float" office:value="1.11890770547588">
            <text:p>1.1189077055</text:p>
          </table:table-cell>
          <table:table-cell office:value-type="float" office:value="0.056816">
            <text:p>0.056816</text:p>
          </table:table-cell>
          <table:table-cell table:formula="of:=LOG([.F15]/[.F16])/LOG([.$A15]/[.$A16])" office:value-type="float" office:value="1.55583540673484">
            <text:p>1.5558354067</text:p>
          </table:table-cell>
          <table:table-cell office:value-type="float" office:value="0.219472">
            <text:p>0.219472</text:p>
          </table:table-cell>
          <table:table-cell table:formula="of:=LOG([.H15]/[.H16])/LOG([.$A15]/[.$A16])" office:value-type="float" office:value="1.15720611348096">
            <text:p>1.157206113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53577">
            <text:p>0.053577</text:p>
          </table:table-cell>
          <table:table-cell table:formula="of:=LOG([.B16]/[.B17])/LOG([.$A16]/[.$A17])" office:value-type="float" office:value="1.99677837854608">
            <text:p>1.9967783785</text:p>
          </table:table-cell>
          <table:table-cell office:value-type="float" office:value="0.157132">
            <text:p>0.157132</text:p>
          </table:table-cell>
          <table:table-cell table:formula="of:=LOG([.D16]/[.D17])/LOG([.$A16]/[.$A17])" office:value-type="float" office:value="1.48672933901265">
            <text:p>1.486729339</text:p>
          </table:table-cell>
          <table:table-cell office:value-type="float" office:value="0.0244846">
            <text:p>0.0244846</text:p>
          </table:table-cell>
          <table:table-cell table:formula="of:=LOG([.F16]/[.F17])/LOG([.$A16]/[.$A17])" office:value-type="float" office:value="1.71027410302677">
            <text:p>1.710274103</text:p>
          </table:table-cell>
          <table:table-cell office:value-type="float" office:value="0.105217">
            <text:p>0.105217</text:p>
          </table:table-cell>
          <table:table-cell table:formula="of:=LOG([.H16]/[.H17])/LOG([.$A16]/[.$A17])" office:value-type="float" office:value="1.49374261519334">
            <text:p>1.493742615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350771">
            <text:p>0.0350771</text:p>
          </table:table-cell>
          <table:table-cell table:formula="of:=LOG([.B17]/[.B18])/LOG([.$A17]/[.$A18])" office:value-type="float" office:value="1.27711623405501">
            <text:p>1.2771162341</text:p>
          </table:table-cell>
          <table:table-cell office:value-type="float" office:value="0.0915163">
            <text:p>0.0915163</text:p>
          </table:table-cell>
          <table:table-cell table:formula="of:=LOG([.D17]/[.D18])/LOG([.$A17]/[.$A18])" office:value-type="float" office:value="1.62987783384284">
            <text:p>1.6298778338</text:p>
          </table:table-cell>
          <table:table-cell office:value-type="float" office:value="0.0133244">
            <text:p>0.0133244</text:p>
          </table:table-cell>
          <table:table-cell table:formula="of:=LOG([.F17]/[.F18])/LOG([.$A17]/[.$A18])" office:value-type="float" office:value="1.83453865523973">
            <text:p>1.8345386552</text:p>
          </table:table-cell>
          <table:table-cell office:value-type="float" office:value="0.0610161">
            <text:p>0.0610161</text:p>
          </table:table-cell>
          <table:table-cell table:formula="of:=LOG([.H17]/[.H18])/LOG([.$A17]/[.$A18])" office:value-type="float" office:value="1.64289710614198">
            <text:p>1.6428971061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150698">
            <text:p>0.0150698</text:p>
          </table:table-cell>
          <table:table-cell table:formula="of:=LOG([.B18]/[.B19])/LOG([.$A18]/[.$A19])" office:value-type="float" office:value="1.90571643234602">
            <text:p>1.9057164323</text:p>
          </table:table-cell>
          <table:table-cell office:value-type="float" office:value="0.0404486">
            <text:p>0.0404486</text:p>
          </table:table-cell>
          <table:table-cell table:formula="of:=LOG([.D18]/[.D19])/LOG([.$A18]/[.$A19])" office:value-type="float" office:value="1.84172149944922">
            <text:p>1.8417214994</text:p>
          </table:table-cell>
          <table:table-cell office:value-type="float" office:value="0.00567228">
            <text:p>0.00567228</text:p>
          </table:table-cell>
          <table:table-cell table:formula="of:=LOG([.F18]/[.F19])/LOG([.$A18]/[.$A19])" office:value-type="float" office:value="1.92635589396429">
            <text:p>1.926355894</text:p>
          </table:table-cell>
          <table:table-cell office:value-type="float" office:value="0.0269507">
            <text:p>0.0269507</text:p>
          </table:table-cell>
          <table:table-cell table:formula="of:=LOG([.H18]/[.H19])/LOG([.$A18]/[.$A19])" office:value-type="float" office:value="1.84317285783037">
            <text:p>1.843172857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789609">
            <text:p>0.00789609</text:p>
          </table:table-cell>
          <table:table-cell table:formula="of:=LOG([.B19]/[.B20])/LOG([.$A19]/[.$A20])" office:value-type="float" office:value="1.99717221657458">
            <text:p>1.9971722166</text:p>
          </table:table-cell>
          <table:table-cell office:value-type="float" office:value="0.0216735">
            <text:p>0.0216735</text:p>
          </table:table-cell>
          <table:table-cell table:formula="of:=LOG([.D19]/[.D20])/LOG([.$A19]/[.$A20])" office:value-type="float" office:value="1.92800677893831">
            <text:p>1.9280067789</text:p>
          </table:table-cell>
          <table:table-cell office:value-type="float" office:value="0.00292619">
            <text:p>0.00292619</text:p>
          </table:table-cell>
          <table:table-cell table:formula="of:=LOG([.F19]/[.F20])/LOG([.$A19]/[.$A20])" office:value-type="float" office:value="2.0452683564984">
            <text:p>2.0452683565</text:p>
          </table:table-cell>
          <table:table-cell office:value-type="float" office:value="0.0144433">
            <text:p>0.0144433</text:p>
          </table:table-cell>
          <table:table-cell table:formula="of:=LOG([.H19]/[.H20])/LOG([.$A19]/[.$A20])" office:value-type="float" office:value="1.92750284135533">
            <text:p>1.9275028414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97751">
            <text:p>0.00397751</text:p>
          </table:table-cell>
          <table:table-cell table:formula="of:=LOG([.B20]/[.B21])/LOG([.$A20]/[.$A21])" office:value-type="float" office:value="1.96599971625982">
            <text:p>1.9659997163</text:p>
          </table:table-cell>
          <table:table-cell office:value-type="float" office:value="0.0109678">
            <text:p>0.0109678</text:p>
          </table:table-cell>
          <table:table-cell table:formula="of:=LOG([.D20]/[.D21])/LOG([.$A20]/[.$A21])" office:value-type="float" office:value="1.95285381640528">
            <text:p>1.9528538164</text:p>
          </table:table-cell>
          <table:table-cell office:value-type="float" office:value="0.00147617">
            <text:p>0.00147617</text:p>
          </table:table-cell>
          <table:table-cell table:formula="of:=LOG([.F20]/[.F21])/LOG([.$A20]/[.$A21])" office:value-type="float" office:value="1.96180984581106">
            <text:p>1.9618098458</text:p>
          </table:table-cell>
          <table:table-cell office:value-type="float" office:value="0.00730565">
            <text:p>0.00730565</text:p>
          </table:table-cell>
          <table:table-cell table:formula="of:=LOG([.H20]/[.H21])/LOG([.$A20]/[.$A21])" office:value-type="float" office:value="1.95416123672756">
            <text:p>1.954161236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167513">
            <text:p>0.00167513</text:p>
          </table:table-cell>
          <table:table-cell table:formula="of:=LOG([.B21]/[.B22])/LOG([.$A21]/[.$A22])" office:value-type="float" office:value="2.01745719908931">
            <text:p>2.0174571991</text:p>
          </table:table-cell>
          <table:table-cell office:value-type="float" office:value="0.00471233">
            <text:p>0.00471233</text:p>
          </table:table-cell>
          <table:table-cell table:formula="of:=LOG([.D21]/[.D22])/LOG([.$A21]/[.$A22])" office:value-type="float" office:value="1.97083547204597">
            <text:p>1.970835472</text:p>
          </table:table-cell>
          <table:table-cell office:value-type="float" office:value="0.000612866">
            <text:p>0.000612866</text:p>
          </table:table-cell>
          <table:table-cell table:formula="of:=LOG([.F21]/[.F22])/LOG([.$A21]/[.$A22])" office:value-type="float" office:value="2.05080592857727">
            <text:p>2.0508059286</text:p>
          </table:table-cell>
          <table:table-cell office:value-type="float" office:value="0.00313838">
            <text:p>0.00313838</text:p>
          </table:table-cell>
          <table:table-cell table:formula="of:=LOG([.H21]/[.H22])/LOG([.$A21]/[.$A22])" office:value-type="float" office:value="1.97120885848182">
            <text:p>1.971208858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15"/>
        <table:table-column table:style-name="co1" table:default-cell-style-name="ce2"/>
        <table:table-column table:style-name="co1" table:default-cell-style-name="ce15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10"/>
          <table:covered-table-cell table:style-name="ce1"/>
          <table:covered-table-cell table:style-name="ce10"/>
          <table:table-cell table:style-name="ce1" office:value-type="string" table:number-columns-spanned="4" table:number-rows-spanned="1">
            <text:p>Laplace(X)</text:p>
          </table:table-cell>
          <table:covered-table-cell table:style-name="ce10"/>
          <table:covered-table-cell table:style-name="ce1"/>
          <table:covered-table-cell table:style-name="ce10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305673">
            <text:p>0.00305673</text:p>
          </table:table-cell>
          <table:table-cell/>
          <table:table-cell office:value-type="float" office:value="0.00358263">
            <text:p>0.00358263</text:p>
          </table:table-cell>
          <table:table-cell/>
          <table:table-cell office:value-type="float" office:value="0.00000510944">
            <text:p>5.11E-006</text:p>
          </table:table-cell>
          <table:table-cell/>
          <table:table-cell office:value-type="float" office:value="0.0000101598">
            <text:p>1.02E-005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155889">
            <text:p>0.00155889</text:p>
          </table:table-cell>
          <table:table-cell table:formula="of:=LOG([.B3]/[.B4])/LOG([.$A3]/[.$A4])" office:value-type="float" office:value="2.00984260711652">
            <text:p>2.0098426071</text:p>
          </table:table-cell>
          <table:table-cell office:value-type="float" office:value="0.00184379">
            <text:p>0.00184379</text:p>
          </table:table-cell>
          <table:table-cell table:formula="of:=LOG([.D3]/[.D4])/LOG([.$A3]/[.$A4])" office:value-type="float" office:value="1.98268812827659">
            <text:p>1.9826881283</text:p>
          </table:table-cell>
          <table:table-cell office:value-type="float" office:value="0.00000149222">
            <text:p>1.49E-006</text:p>
          </table:table-cell>
          <table:table-cell table:formula="of:=LOG([.F3]/[.F4])/LOG([.$A3]/[.$A4])" office:value-type="float" office:value="3.67369805046131">
            <text:p>3.6736980505</text:p>
          </table:table-cell>
          <table:table-cell office:value-type="float" office:value="0.00000277793">
            <text:p>2.78E-006</text:p>
          </table:table-cell>
          <table:table-cell table:formula="of:=LOG([.H3]/[.H4])/LOG([.$A3]/[.$A4])" office:value-type="float" office:value="3.87041614671789">
            <text:p>3.8704161467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577402">
            <text:p>0.000577402</text:p>
          </table:table-cell>
          <table:table-cell table:formula="of:=LOG([.B4]/[.B5])/LOG([.$A4]/[.$A5])" office:value-type="float" office:value="2.0043931521904">
            <text:p>2.0043931522</text:p>
          </table:table-cell>
          <table:table-cell office:value-type="float" office:value="0.000687138">
            <text:p>0.000687138</text:p>
          </table:table-cell>
          <table:table-cell table:formula="of:=LOG([.D4]/[.D5])/LOG([.$A4]/[.$A5])" office:value-type="float" office:value="1.99198725328889">
            <text:p>1.9919872533</text:p>
          </table:table-cell>
          <table:table-cell office:value-type="float" office:value="0.00000022723">
            <text:p>2.27E-007</text:p>
          </table:table-cell>
          <table:table-cell table:formula="of:=LOG([.F4]/[.F5])/LOG([.$A4]/[.$A5])" office:value-type="float" office:value="3.79824703910374">
            <text:p>3.7982470391</text:p>
          </table:table-cell>
          <table:table-cell office:value-type="float" office:value="0.000000416231">
            <text:p>4.16E-007</text:p>
          </table:table-cell>
          <table:table-cell table:formula="of:=LOG([.H4]/[.H5])/LOG([.$A4]/[.$A5])" office:value-type="float" office:value="3.83086702640269">
            <text:p>3.8308670264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298258">
            <text:p>0.000298258</text:p>
          </table:table-cell>
          <table:table-cell table:formula="of:=LOG([.B5]/[.B6])/LOG([.$A5]/[.$A6])" office:value-type="float" office:value="2.00198029922823">
            <text:p>2.0019802992</text:p>
          </table:table-cell>
          <table:table-cell office:value-type="float" office:value="0.000355539">
            <text:p>0.000355539</text:p>
          </table:table-cell>
          <table:table-cell table:formula="of:=LOG([.D5]/[.D6])/LOG([.$A5]/[.$A6])" office:value-type="float" office:value="1.99688988407431">
            <text:p>1.9968898841</text:p>
          </table:table-cell>
          <table:table-cell office:value-type="float" office:value="0.000000064857">
            <text:p>6.49E-008</text:p>
          </table:table-cell>
          <table:table-cell table:formula="of:=LOG([.F5]/[.F6])/LOG([.$A5]/[.$A6])" office:value-type="float" office:value="3.7997504976959">
            <text:p>3.7997504977</text:p>
          </table:table-cell>
          <table:table-cell office:value-type="float" office:value="0.000000145206">
            <text:p>1.45E-007</text:p>
          </table:table-cell>
          <table:table-cell table:formula="of:=LOG([.H5]/[.H6])/LOG([.$A5]/[.$A6])" office:value-type="float" office:value="3.19152843903982">
            <text:p>3.191528439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22159">
            <text:p>0.000122159</text:p>
          </table:table-cell>
          <table:table-cell table:formula="of:=LOG([.B6]/[.B7])/LOG([.$A6]/[.$A7])" office:value-type="float" office:value="2.00087733694379">
            <text:p>2.0008773369</text:p>
          </table:table-cell>
          <table:table-cell office:value-type="float" office:value="0.000145792">
            <text:p>0.000145792</text:p>
          </table:table-cell>
          <table:table-cell table:formula="of:=LOG([.D6]/[.D7])/LOG([.$A6]/[.$A7])" office:value-type="float" office:value="1.99822916140783">
            <text:p>1.9982291614</text:p>
          </table:table-cell>
          <table:table-cell office:value-type="float" office:value="0.0000000128333">
            <text:p>1.28E-008</text:p>
          </table:table-cell>
          <table:table-cell table:formula="of:=LOG([.F6]/[.F7])/LOG([.$A6]/[.$A7])" office:value-type="float" office:value="3.63161080105346">
            <text:p>3.6316108011</text:p>
          </table:table-cell>
          <table:table-cell office:value-type="float" office:value="0.0000000384554">
            <text:p>3.85E-008</text:p>
          </table:table-cell>
          <table:table-cell table:formula="of:=LOG([.H6]/[.H7])/LOG([.$A6]/[.$A7])" office:value-type="float" office:value="2.97823080102096">
            <text:p>2.978230801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15" office:value-type="float" office:value="0.0000605812">
            <text:p>6.06E-005</text:p>
          </table:table-cell>
          <table:table-cell table:formula="of:=LOG([.B7]/[.B8])/LOG([.$A7]/[.$A8])" office:value-type="float" office:value="2.00042375682961">
            <text:p>2.0004237568</text:p>
          </table:table-cell>
          <table:table-cell table:style-name="ce15" office:value-type="float" office:value="0.0000723307">
            <text:p>7.23E-005</text:p>
          </table:table-cell>
          <table:table-cell table:formula="of:=LOG([.D7]/[.D8])/LOG([.$A7]/[.$A8])" office:value-type="float" office:value="1.9992640965511">
            <text:p>1.9992640966</text:p>
          </table:table-cell>
          <table:table-cell office:value-type="float" office:value="0.00000000462297">
            <text:p>4.62E-009</text:p>
          </table:table-cell>
          <table:table-cell table:formula="of:=LOG([.F7]/[.F8])/LOG([.$A7]/[.$A8])" office:value-type="float" office:value="2.91220802237174">
            <text:p>2.9122080224</text:p>
          </table:table-cell>
          <table:table-cell office:value-type="float" office:value="0.0000000254446">
            <text:p>2.54E-008</text:p>
          </table:table-cell>
          <table:table-cell table:formula="of:=LOG([.H7]/[.H8])/LOG([.$A7]/[.$A8])" office:value-type="float" office:value="1.17798432776315">
            <text:p>1.177984327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15" office:value-type="float" office:value="0.0000305386">
            <text:p>3.05E-005</text:p>
          </table:table-cell>
          <table:table-cell table:formula="of:=LOG([.B8]/[.B9])/LOG([.$A8]/[.$A9])" office:value-type="float" office:value="2.00045981211837">
            <text:p>2.0004598121</text:p>
          </table:table-cell>
          <table:table-cell table:style-name="ce15" office:value-type="float" office:value="0.0000364689">
            <text:p>3.65E-005</text:p>
          </table:table-cell>
          <table:table-cell table:formula="of:=LOG([.D8]/[.D9])/LOG([.$A8]/[.$A9])" office:value-type="float" office:value="1.99986305407339">
            <text:p>1.9998630541</text:p>
          </table:table-cell>
          <table:table-cell office:value-type="float" office:value="0.00000000201528">
            <text:p>2.02E-009</text:p>
          </table:table-cell>
          <table:table-cell table:formula="of:=LOG([.F8]/[.F9])/LOG([.$A8]/[.$A9])" office:value-type="float" office:value="2.42475443799593">
            <text:p>2.424754438</text:p>
          </table:table-cell>
          <table:table-cell office:value-type="float" office:value="0.0000000153638">
            <text:p>1.54E-008</text:p>
          </table:table-cell>
          <table:table-cell table:formula="of:=LOG([.H8]/[.H9])/LOG([.$A8]/[.$A9])" office:value-type="float" office:value="1.4733152500161">
            <text:p>1.47331525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15" office:value-type="float" office:value="0.000012233">
            <text:p>1.22E-005</text:p>
          </table:table-cell>
          <table:table-cell table:formula="of:=LOG([.B9]/[.B10])/LOG([.$A9]/[.$A10])" office:value-type="float" office:value="1.99993467734497">
            <text:p>1.9999346773</text:p>
          </table:table-cell>
          <table:table-cell table:style-name="ce15" office:value-type="float" office:value="0.0000146107">
            <text:p>1.46E-005</text:p>
          </table:table-cell>
          <table:table-cell table:formula="of:=LOG([.D9]/[.D10])/LOG([.$A9]/[.$A10])" office:value-type="float" office:value="1.99960997268125">
            <text:p>1.9996099727</text:p>
          </table:table-cell>
          <table:table-cell office:value-type="float" office:value="0.000000000706206">
            <text:p>7.06E-010</text:p>
          </table:table-cell>
          <table:table-cell table:formula="of:=LOG([.F9]/[.F10])/LOG([.$A9]/[.$A10])" office:value-type="float" office:value="2.29232625078684">
            <text:p>2.2923262508</text:p>
          </table:table-cell>
          <table:table-cell office:value-type="float" office:value="0.00000000713364">
            <text:p>7.13E-009</text:p>
          </table:table-cell>
          <table:table-cell table:formula="of:=LOG([.H9]/[.H10])/LOG([.$A9]/[.$A10])" office:value-type="float" office:value="1.67713583105711">
            <text:p>1.677135831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10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48663">
            <text:p>0.0048663</text:p>
          </table:table-cell>
          <table:table-cell/>
          <table:table-cell office:value-type="float" office:value="0.00569487">
            <text:p>0.00569487</text:p>
          </table:table-cell>
          <table:table-cell/>
          <table:table-cell table:style-name="ce2" office:value-type="float" office:value="0.00243617">
            <text:p>0.00243617</text:p>
          </table:table-cell>
          <table:table-cell/>
          <table:table-cell table:style-name="ce2" office:value-type="float" office:value="0.002851">
            <text:p>0.002851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24901">
            <text:p>0.0024901</text:p>
          </table:table-cell>
          <table:table-cell table:formula="of:=LOG([.B15]/[.B16])/LOG([.$A15]/[.$A16])" office:value-type="float" office:value="1.99981188540915">
            <text:p>1.9998118854</text:p>
          </table:table-cell>
          <table:table-cell office:value-type="float" office:value="0.00294033">
            <text:p>0.00294033</text:p>
          </table:table-cell>
          <table:table-cell table:formula="of:=LOG([.D15]/[.D16])/LOG([.$A15]/[.$A16])" office:value-type="float" office:value="1.97304745606165">
            <text:p>1.9730474561</text:p>
          </table:table-cell>
          <table:table-cell table:style-name="ce2" office:value-type="float" office:value="0.00124584">
            <text:p>0.00124584</text:p>
          </table:table-cell>
          <table:table-cell table:formula="of:=LOG([.F15]/[.F16])/LOG([.$A15]/[.$A16])" office:value-type="float" office:value="2.00162096401462">
            <text:p>2.001620964</text:p>
          </table:table-cell>
          <table:table-cell table:style-name="ce2" office:value-type="float" office:value="0.00147125">
            <text:p>0.00147125</text:p>
          </table:table-cell>
          <table:table-cell table:formula="of:=LOG([.H15]/[.H16])/LOG([.$A15]/[.$A16])" office:value-type="float" office:value="1.97458006485489">
            <text:p>1.9745800649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924505">
            <text:p>0.000924505</text:p>
          </table:table-cell>
          <table:table-cell table:formula="of:=LOG([.B16]/[.B17])/LOG([.$A16]/[.$A17])" office:value-type="float" office:value="1.99960838031058">
            <text:p>1.9996083803</text:p>
          </table:table-cell>
          <table:table-cell office:value-type="float" office:value="0.00109802">
            <text:p>0.00109802</text:p>
          </table:table-cell>
          <table:table-cell table:formula="of:=LOG([.D16]/[.D17])/LOG([.$A16]/[.$A17])" office:value-type="float" office:value="1.98789022177261">
            <text:p>1.9878902218</text:p>
          </table:table-cell>
          <table:table-cell table:style-name="ce2" office:value-type="float" office:value="0.000462362">
            <text:p>0.000462362</text:p>
          </table:table-cell>
          <table:table-cell table:formula="of:=LOG([.F16]/[.F17])/LOG([.$A16]/[.$A17])" office:value-type="float" office:value="2.00041050033564">
            <text:p>2.0004105003</text:p>
          </table:table-cell>
          <table:table-cell table:style-name="ce2" office:value-type="float" office:value="0.000549162">
            <text:p>0.000549162</text:p>
          </table:table-cell>
          <table:table-cell table:formula="of:=LOG([.H16]/[.H17])/LOG([.$A16]/[.$A17])" office:value-type="float" office:value="1.98882041378753">
            <text:p>1.9888204138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477895">
            <text:p>0.000477895</text:p>
          </table:table-cell>
          <table:table-cell table:formula="of:=LOG([.B17]/[.B18])/LOG([.$A17]/[.$A18])" office:value-type="float" office:value="1.99982117603533">
            <text:p>1.999821176</text:p>
          </table:table-cell>
          <table:table-cell office:value-type="float" office:value="0.000568594">
            <text:p>0.000568594</text:p>
          </table:table-cell>
          <table:table-cell table:formula="of:=LOG([.D17]/[.D18])/LOG([.$A17]/[.$A18])" office:value-type="float" office:value="1.99445625630392">
            <text:p>1.9944562563</text:p>
          </table:table-cell>
          <table:table-cell table:style-name="ce2" office:value-type="float" office:value="0.000238977">
            <text:p>0.000238977</text:p>
          </table:table-cell>
          <table:table-cell table:formula="of:=LOG([.F17]/[.F18])/LOG([.$A17]/[.$A18])" office:value-type="float" office:value="2.00016486588872">
            <text:p>2.0001648659</text:p>
          </table:table-cell>
          <table:table-cell table:style-name="ce2" office:value-type="float" office:value="0.000284337">
            <text:p>0.000284337</text:p>
          </table:table-cell>
          <table:table-cell table:formula="of:=LOG([.H17]/[.H18])/LOG([.$A17]/[.$A18])" office:value-type="float" office:value="1.99486883452251">
            <text:p>1.9948688345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95825">
            <text:p>0.000195825</text:p>
          </table:table-cell>
          <table:table-cell table:formula="of:=LOG([.B18]/[.B19])/LOG([.$A18]/[.$A19])" office:value-type="float" office:value="1.99983329737447">
            <text:p>1.9998332974</text:p>
          </table:table-cell>
          <table:table-cell office:value-type="float" office:value="0.000233208">
            <text:p>0.000233208</text:p>
          </table:table-cell>
          <table:table-cell table:formula="of:=LOG([.D18]/[.D19])/LOG([.$A18]/[.$A19])" office:value-type="float" office:value="1.99774025532806">
            <text:p>1.9977402553</text:p>
          </table:table-cell>
          <table:table-cell office:value-type="float" office:value="0.0000979172">
            <text:p>9.79E-005</text:p>
          </table:table-cell>
          <table:table-cell table:formula="of:=LOG([.F18]/[.F19])/LOG([.$A18]/[.$A19])" office:value-type="float" office:value="2.00000242055174">
            <text:p>2.0000024206</text:p>
          </table:table-cell>
          <table:table-cell table:style-name="ce2" office:value-type="float" office:value="0.000116611">
            <text:p>0.000116611</text:p>
          </table:table-cell>
          <table:table-cell table:formula="of:=LOG([.H18]/[.H19])/LOG([.$A18]/[.$A19])" office:value-type="float" office:value="1.99792105248708">
            <text:p>1.9979210525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15" office:value-type="float" office:value="0.0000971301">
            <text:p>9.71E-005</text:p>
          </table:table-cell>
          <table:table-cell table:formula="of:=LOG([.B19]/[.B20])/LOG([.$A19]/[.$A20])" office:value-type="float" office:value="1.99994236203388">
            <text:p>1.999942362</text:p>
          </table:table-cell>
          <table:table-cell office:value-type="float" office:value="0.000115714">
            <text:p>0.000115714</text:p>
          </table:table-cell>
          <table:table-cell table:formula="of:=LOG([.D19]/[.D20])/LOG([.$A19]/[.$A20])" office:value-type="float" office:value="1.9989128082543">
            <text:p>1.9989128083</text:p>
          </table:table-cell>
          <table:table-cell office:value-type="float" office:value="0.0000485663">
            <text:p>4.86E-005</text:p>
          </table:table-cell>
          <table:table-cell table:formula="of:=LOG([.F19]/[.F20])/LOG([.$A19]/[.$A20])" office:value-type="float" office:value="2.00000586133727">
            <text:p>2.0000058613</text:p>
          </table:table-cell>
          <table:table-cell office:value-type="float" office:value="0.0000578588">
            <text:p>5.79E-005</text:p>
          </table:table-cell>
          <table:table-cell table:formula="of:=LOG([.H19]/[.H20])/LOG([.$A19]/[.$A20])" office:value-type="float" office:value="1.9989952958195">
            <text:p>1.998995295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15" office:value-type="float" office:value="0.0000489669">
            <text:p>4.90E-005</text:p>
          </table:table-cell>
          <table:table-cell table:formula="of:=LOG([.B20]/[.B21])/LOG([.$A20]/[.$A21])" office:value-type="float" office:value="2.00020749062278">
            <text:p>2.0002074906</text:p>
          </table:table-cell>
          <table:table-cell table:style-name="ce15" office:value-type="float" office:value="0.0000583465">
            <text:p>5.83E-005</text:p>
          </table:table-cell>
          <table:table-cell table:formula="of:=LOG([.D20]/[.D21])/LOG([.$A20]/[.$A21])" office:value-type="float" office:value="1.99966866967113">
            <text:p>1.9996686697</text:p>
          </table:table-cell>
          <table:table-cell office:value-type="float" office:value="0.0000244837">
            <text:p>2.45E-005</text:p>
          </table:table-cell>
          <table:table-cell table:formula="of:=LOG([.F20]/[.F21])/LOG([.$A20]/[.$A21])" office:value-type="float" office:value="2.00025283701945">
            <text:p>2.000252837</text:p>
          </table:table-cell>
          <table:table-cell office:value-type="float" office:value="0.0000291737">
            <text:p>2.92E-005</text:p>
          </table:table-cell>
          <table:table-cell table:formula="of:=LOG([.H20]/[.H21])/LOG([.$A20]/[.$A21])" office:value-type="float" office:value="1.99971447841908">
            <text:p>1.999714478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15" office:value-type="float" office:value="0.0000196159">
            <text:p>1.96E-005</text:p>
          </table:table-cell>
          <table:table-cell table:formula="of:=LOG([.B21]/[.B22])/LOG([.$A21]/[.$A22])" office:value-type="float" office:value="1.99982506483928">
            <text:p>1.9998250648</text:p>
          </table:table-cell>
          <table:table-cell table:style-name="ce15" office:value-type="float" office:value="0.0000233761">
            <text:p>2.34E-005</text:p>
          </table:table-cell>
          <table:table-cell table:formula="of:=LOG([.D21]/[.D22])/LOG([.$A21]/[.$A22])" office:value-type="float" office:value="1.99956523607604">
            <text:p>1.9995652361</text:p>
          </table:table-cell>
          <table:table-cell office:value-type="float" office:value="0.000009808">
            <text:p>9.81E-006</text:p>
          </table:table-cell>
          <table:table-cell table:formula="of:=LOG([.F21]/[.F22])/LOG([.$A21]/[.$A22])" office:value-type="float" office:value="1.99983624228729">
            <text:p>1.9998362423</text:p>
          </table:table-cell>
          <table:table-cell office:value-type="float" office:value="0.0000116881">
            <text:p>1.17E-005</text:p>
          </table:table-cell>
          <table:table-cell table:formula="of:=LOG([.H21]/[.H22])/LOG([.$A21]/[.$A22])" office:value-type="float" office:value="1.99958960442203">
            <text:p>1.9995896044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table table:name="HeineB" table:style-name="ta1">
        <table:table-column table:style-name="co1" table:number-columns-repeated="10" table:default-cell-style-name="ce2"/>
        <table:table-column table:style-name="co3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10"/>
          <table:covered-table-cell table:style-name="ce1"/>
          <table:covered-table-cell table:style-name="ce10"/>
          <table:table-cell table:style-name="ce1" office:value-type="string" table:number-columns-spanned="4" table:number-rows-spanned="1">
            <text:p>Laplace(X)</text:p>
          </table:table-cell>
          <table:covered-table-cell table:style-name="ce10"/>
          <table:covered-table-cell table:style-name="ce1"/>
          <table:covered-table-cell table:style-name="ce10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2">
          <table:table-cell office:value-type="float" office:value="0.413931">
            <text:p>0.413931</text:p>
          </table:table-cell>
          <table:table-cell office:value-type="float" office:value="1.91607">
            <text:p>1.91607</text:p>
          </table:table-cell>
          <table:table-cell/>
          <table:table-cell office:value-type="float" office:value="3.24383">
            <text:p>3.24383</text:p>
          </table:table-cell>
          <table:table-cell/>
          <table:table-cell office:value-type="float" office:value="0.530783">
            <text:p>0.530783</text:p>
          </table:table-cell>
          <table:table-cell/>
          <table:table-cell office:value-type="float" office:value="0.799057">
            <text:p>0.799057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39603</text:p>
          </table:table-cell>
          <table:table-cell office:value-type="float" office:value="1.87001">
            <text:p>1.87001</text:p>
          </table:table-cell>
          <table:table-cell table:formula="of:=LOG([.B3]/[.B4])/LOG([.$A3]/[.$A4])" office:value-type="float" office:value="0.122939512909169">
            <text:p>0.1229395129</text:p>
          </table:table-cell>
          <table:table-cell office:value-type="float" office:value="4.19967">
            <text:p>4.19967</text:p>
          </table:table-cell>
          <table:table-cell table:formula="of:=LOG([.D3]/[.D4])/LOG([.$A3]/[.$A4])" office:value-type="float" office:value="-1.30481307725712">
            <text:p>-1.3048130773</text:p>
          </table:table-cell>
          <table:table-cell office:value-type="float" office:value="0.476446">
            <text:p>0.476446</text:p>
          </table:table-cell>
          <table:table-cell table:formula="of:=LOG([.F3]/[.F4])/LOG([.$A3]/[.$A4])" office:value-type="float" office:value="0.545663856377887">
            <text:p>0.5456638564</text:p>
          </table:table-cell>
          <table:table-cell office:value-type="float" office:value="0.669013">
            <text:p>0.669013</text:p>
          </table:table-cell>
          <table:table-cell table:formula="of:=LOG([.H3]/[.H4])/LOG([.$A3]/[.$A4])" office:value-type="float" office:value="0.897468629196223">
            <text:p>0.8974686292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294</text:p>
          </table:table-cell>
          <table:table-cell office:value-type="float" office:value="1.88656">
            <text:p>1.88656</text:p>
          </table:table-cell>
          <table:table-cell table:formula="of:=LOG([.B4]/[.B5])/LOG([.$A4]/[.$A5])" office:value-type="float" office:value="-0.0317457610433601">
            <text:p>-0.031745761</text:p>
          </table:table-cell>
          <table:table-cell office:value-type="float" office:value="3.20761">
            <text:p>3.20761</text:p>
          </table:table-cell>
          <table:table-cell table:formula="of:=LOG([.D4]/[.D5])/LOG([.$A4]/[.$A5])" office:value-type="float" office:value="0.970895984250067">
            <text:p>0.9708959843</text:p>
          </table:table-cell>
          <table:table-cell office:value-type="float" office:value="0.39446">
            <text:p>0.39446</text:p>
          </table:table-cell>
          <table:table-cell table:formula="of:=LOG([.F4]/[.F5])/LOG([.$A4]/[.$A5])" office:value-type="float" office:value="0.680350504380288">
            <text:p>0.6803505044</text:p>
          </table:table-cell>
          <table:table-cell office:value-type="float" office:value="0.650077">
            <text:p>0.650077</text:p>
          </table:table-cell>
          <table:table-cell table:formula="of:=LOG([.H4]/[.H5])/LOG([.$A4]/[.$A5])" office:value-type="float" office:value="0.103447517496834">
            <text:p>0.1034475175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466</text:p>
          </table:table-cell>
          <table:table-cell office:value-type="float" office:value="0.442296">
            <text:p>0.442296</text:p>
          </table:table-cell>
          <table:table-cell table:formula="of:=LOG([.B5]/[.B6])/LOG([.$A5]/[.$A6])" office:value-type="float" office:value="1.69731082981166">
            <text:p>1.6973108298</text:p>
          </table:table-cell>
          <table:table-cell office:value-type="float" office:value="0.669981">
            <text:p>0.669981</text:p>
          </table:table-cell>
          <table:table-cell table:formula="of:=LOG([.D5]/[.D6])/LOG([.$A5]/[.$A6])" office:value-type="float" office:value="1.83246213351322">
            <text:p>1.8324621335</text:p>
          </table:table-cell>
          <table:table-cell office:value-type="float" office:value="0.118466">
            <text:p>0.118466</text:p>
          </table:table-cell>
          <table:table-cell table:formula="of:=LOG([.F5]/[.F6])/LOG([.$A5]/[.$A6])" office:value-type="float" office:value="1.40754053244499">
            <text:p>1.4075405324</text:p>
          </table:table-cell>
          <table:table-cell office:value-type="float" office:value="0.230836">
            <text:p>0.230836</text:p>
          </table:table-cell>
          <table:table-cell table:formula="of:=LOG([.H5]/[.H6])/LOG([.$A5]/[.$A6])" office:value-type="float" office:value="1.21153378426451">
            <text:p>1.211533784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>
            <text:p>0.078606</text:p>
          </table:table-cell>
          <table:table-cell office:value-type="float" office:value="0.175345">
            <text:p>0.175345</text:p>
          </table:table-cell>
          <table:table-cell table:formula="of:=LOG([.B6]/[.B7])/LOG([.$A6]/[.$A7])" office:value-type="float" office:value="2.79383745133293">
            <text:p>2.7938374513</text:p>
          </table:table-cell>
          <table:table-cell office:value-type="float" office:value="0.279146">
            <text:p>0.279146</text:p>
          </table:table-cell>
          <table:table-cell table:formula="of:=LOG([.D6]/[.D7])/LOG([.$A6]/[.$A7])" office:value-type="float" office:value="2.64373305313431">
            <text:p>2.6437330531</text:p>
          </table:table-cell>
          <table:table-cell office:value-type="float" office:value="0.0876177">
            <text:p>0.0876177</text:p>
          </table:table-cell>
          <table:table-cell table:formula="of:=LOG([.F6]/[.F7])/LOG([.$A6]/[.$A7])" office:value-type="float" office:value="0.910851349144734">
            <text:p>0.9108513491</text:p>
          </table:table-cell>
          <table:table-cell office:value-type="float" office:value="0.15406">
            <text:p>0.15406</text:p>
          </table:table-cell>
          <table:table-cell table:formula="of:=LOG([.H6]/[.H7])/LOG([.$A6]/[.$A7])" office:value-type="float" office:value="1.22103538958233">
            <text:p>1.2210353896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>
            <text:p>0.0598497</text:p>
          </table:table-cell>
          <table:table-cell office:value-type="float" office:value="0.104381">
            <text:p>0.104381</text:p>
          </table:table-cell>
          <table:table-cell table:formula="of:=LOG([.B7]/[.B8])/LOG([.$A7]/[.$A8])" office:value-type="float" office:value="1.90273550579165">
            <text:p>1.9027355058</text:p>
          </table:table-cell>
          <table:table-cell office:value-type="float" office:value="0.186159">
            <text:p>0.186159</text:p>
          </table:table-cell>
          <table:table-cell table:formula="of:=LOG([.D7]/[.D8])/LOG([.$A7]/[.$A8])" office:value-type="float" office:value="1.48612082521068">
            <text:p>1.4861208252</text:p>
          </table:table-cell>
          <table:table-cell office:value-type="float" office:value="0.0802046">
            <text:p>0.0802046</text:p>
          </table:table-cell>
          <table:table-cell table:formula="of:=LOG([.F7]/[.F8])/LOG([.$A7]/[.$A8])" office:value-type="float" office:value="0.324278784521351">
            <text:p>0.3242787845</text:p>
          </table:table-cell>
          <table:table-cell office:value-type="float" office:value="0.131042">
            <text:p>0.131042</text:p>
          </table:table-cell>
          <table:table-cell table:formula="of:=LOG([.H7]/[.H8])/LOG([.$A7]/[.$A8])" office:value-type="float" office:value="0.59360734004088">
            <text:p>0.59360734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>
            <text:p>0.0390528</text:p>
          </table:table-cell>
          <table:table-cell office:value-type="float" office:value="0.0517547">
            <text:p>0.0517547</text:p>
          </table:table-cell>
          <table:table-cell table:formula="of:=LOG([.B8]/[.B9])/LOG([.$A8]/[.$A9])" office:value-type="float" office:value="1.64323383565996">
            <text:p>1.6432338357</text:p>
          </table:table-cell>
          <table:table-cell office:value-type="float" office:value="0.103139">
            <text:p>0.103139</text:p>
          </table:table-cell>
          <table:table-cell table:formula="of:=LOG([.D8]/[.D9])/LOG([.$A8]/[.$A9])" office:value-type="float" office:value="1.3832123237523">
            <text:p>1.3832123238</text:p>
          </table:table-cell>
          <table:table-cell office:value-type="float" office:value="0.0747625">
            <text:p>0.0747625</text:p>
          </table:table-cell>
          <table:table-cell table:formula="of:=LOG([.F8]/[.F9])/LOG([.$A8]/[.$A9])" office:value-type="float" office:value="0.164583866228564">
            <text:p>0.1645838662</text:p>
          </table:table-cell>
          <table:table-cell office:value-type="float" office:value="0.0837353">
            <text:p>0.0837353</text:p>
          </table:table-cell>
          <table:table-cell table:formula="of:=LOG([.H8]/[.H9])/LOG([.$A8]/[.$A9])" office:value-type="float" office:value="1.04903803153992">
            <text:p>1.049038031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10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10"/>
          <table:table-cell table:style-name="ce10"/>
          <table:table-cell table:number-columns-repeated="1014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10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10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413931">
            <text:p>0.413931</text:p>
          </table:table-cell>
          <table:table-cell office:value-type="float" office:value="0.982034">
            <text:p>0.982034</text:p>
          </table:table-cell>
          <table:table-cell/>
          <table:table-cell office:value-type="float" office:value="1.23607">
            <text:p>1.23607</text:p>
          </table:table-cell>
          <table:table-cell/>
          <table:table-cell office:value-type="float" office:value="0.393089">
            <text:p>0.393089</text:p>
          </table:table-cell>
          <table:table-cell/>
          <table:table-cell office:value-type="float" office:value="0.509194">
            <text:p>0.509194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39603</text:p>
          </table:table-cell>
          <table:table-cell office:value-type="float" office:value="1.02187">
            <text:p>1.02187</text:p>
          </table:table-cell>
          <table:table-cell table:formula="of:=LOG([.B14]/[.B15])/LOG([.$A14]/[.$A15])" office:value-type="float" office:value="-0.200905554411493">
            <text:p>-0.2009055544</text:p>
          </table:table-cell>
          <table:table-cell office:value-type="float" office:value="1.51209">
            <text:p>1.51209</text:p>
          </table:table-cell>
          <table:table-cell table:formula="of:=LOG([.D14]/[.D15])/LOG([.$A14]/[.$A15])" office:value-type="float" office:value="-1.01835977314663">
            <text:p>-1.0183597731</text:p>
          </table:table-cell>
          <table:table-cell office:value-type="float" office:value="0.35968">
            <text:p>0.35968</text:p>
          </table:table-cell>
          <table:table-cell table:formula="of:=LOG([.F14]/[.F15])/LOG([.$A14]/[.$A15])" office:value-type="float" office:value="0.448769211350964">
            <text:p>0.4487692114</text:p>
          </table:table-cell>
          <table:table-cell office:value-type="float" office:value="0.45445">
            <text:p>0.45445</text:p>
          </table:table-cell>
          <table:table-cell table:formula="of:=LOG([.H14]/[.H15])/LOG([.$A14]/[.$A15])" office:value-type="float" office:value="0.574676812160135">
            <text:p>0.5746768122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294</text:p>
          </table:table-cell>
          <table:table-cell office:value-type="float" office:value="0.883386">
            <text:p>0.883386</text:p>
          </table:table-cell>
          <table:table-cell table:formula="of:=LOG([.B15]/[.B16])/LOG([.$A15]/[.$A16])" office:value-type="float" office:value="0.524673648358762">
            <text:p>0.5246736484</text:p>
          </table:table-cell>
          <table:table-cell office:value-type="float" office:value="0.938907">
            <text:p>0.938907</text:p>
          </table:table-cell>
          <table:table-cell table:formula="of:=LOG([.D15]/[.D16])/LOG([.$A15]/[.$A16])" office:value-type="float" office:value="1.71687300539847">
            <text:p>1.7168730054</text:p>
          </table:table-cell>
          <table:table-cell office:value-type="float" office:value="0.288263">
            <text:p>0.288263</text:p>
          </table:table-cell>
          <table:table-cell table:formula="of:=LOG([.F15]/[.F16])/LOG([.$A15]/[.$A16])" office:value-type="float" office:value="0.797460633092547">
            <text:p>0.7974606331</text:p>
          </table:table-cell>
          <table:table-cell office:value-type="float" office:value="0.373892">
            <text:p>0.373892</text:p>
          </table:table-cell>
          <table:table-cell table:formula="of:=LOG([.H15]/[.H16])/LOG([.$A15]/[.$A16])" office:value-type="float" office:value="0.702991768814279">
            <text:p>0.7029917688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466</text:p>
          </table:table-cell>
          <table:table-cell office:value-type="float" office:value="0.221166">
            <text:p>0.221166</text:p>
          </table:table-cell>
          <table:table-cell table:formula="of:=LOG([.B16]/[.B17])/LOG([.$A16]/[.$A17])" office:value-type="float" office:value="1.62045395277171">
            <text:p>1.6204539528</text:p>
          </table:table-cell>
          <table:table-cell office:value-type="float" office:value="0.480776">
            <text:p>0.480776</text:p>
          </table:table-cell>
          <table:table-cell table:formula="of:=LOG([.D16]/[.D17])/LOG([.$A16]/[.$A17])" office:value-type="float" office:value="0.783185978791435">
            <text:p>0.7831859788</text:p>
          </table:table-cell>
          <table:table-cell office:value-type="float" office:value="0.110784">
            <text:p>0.110784</text:p>
          </table:table-cell>
          <table:table-cell table:formula="of:=LOG([.F16]/[.F17])/LOG([.$A16]/[.$A17])" office:value-type="float" office:value="1.11898532001206">
            <text:p>1.11898532</text:p>
          </table:table-cell>
          <table:table-cell office:value-type="float" office:value="0.358541">
            <text:p>0.358541</text:p>
          </table:table-cell>
          <table:table-cell table:formula="of:=LOG([.H16]/[.H17])/LOG([.$A16]/[.$A17])" office:value-type="float" office:value="0.0490565197568479">
            <text:p>0.049056519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>
            <text:p>0.078606</text:p>
          </table:table-cell>
          <table:table-cell office:value-type="float" office:value="0.225455">
            <text:p>0.225455</text:p>
          </table:table-cell>
          <table:table-cell table:formula="of:=LOG([.B17]/[.B18])/LOG([.$A17]/[.$A18])" office:value-type="float" office:value="-0.0579982053025706">
            <text:p>-0.0579982053</text:p>
          </table:table-cell>
          <table:table-cell office:value-type="float" office:value="0.432235">
            <text:p>0.432235</text:p>
          </table:table-cell>
          <table:table-cell table:formula="of:=LOG([.D17]/[.D18])/LOG([.$A17]/[.$A18])" office:value-type="float" office:value="0.321385813037972">
            <text:p>0.321385813</text:p>
          </table:table-cell>
          <table:table-cell office:value-type="float" office:value="0.101324">
            <text:p>0.101324</text:p>
          </table:table-cell>
          <table:table-cell table:formula="of:=LOG([.F17]/[.F18])/LOG([.$A17]/[.$A18])" office:value-type="float" office:value="0.269529678131948">
            <text:p>0.2695296781</text:p>
          </table:table-cell>
          <table:table-cell office:value-type="float" office:value="0.37374">
            <text:p>0.37374</text:p>
          </table:table-cell>
          <table:table-cell table:formula="of:=LOG([.H17]/[.H18])/LOG([.$A17]/[.$A18])" office:value-type="float" office:value="-0.125367198926883">
            <text:p>-0.1253671989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>
            <text:p>0.0598497</text:p>
          </table:table-cell>
          <table:table-cell office:value-type="float" office:value="0.20954">
            <text:p>0.20954</text:p>
          </table:table-cell>
          <table:table-cell table:formula="of:=LOG([.B18]/[.B19])/LOG([.$A18]/[.$A19])" office:value-type="float" office:value="0.268535627567287">
            <text:p>0.2685356276</text:p>
          </table:table-cell>
          <table:table-cell office:value-type="float" office:value="0.434656">
            <text:p>0.434656</text:p>
          </table:table-cell>
          <table:table-cell table:formula="of:=LOG([.D18]/[.D19])/LOG([.$A18]/[.$A19])" office:value-type="float" office:value="-0.0204888256907034">
            <text:p>-0.0204888257</text:p>
          </table:table-cell>
          <table:table-cell office:value-type="float" office:value="0.0845573">
            <text:p>0.0845573</text:p>
          </table:table-cell>
          <table:table-cell table:formula="of:=LOG([.F18]/[.F19])/LOG([.$A18]/[.$A19])" office:value-type="float" office:value="0.66355901064083">
            <text:p>0.6635590106</text:p>
          </table:table-cell>
          <table:table-cell office:value-type="float" office:value="0.325855">
            <text:p>0.325855</text:p>
          </table:table-cell>
          <table:table-cell table:formula="of:=LOG([.H18]/[.H19])/LOG([.$A18]/[.$A19])" office:value-type="float" office:value="0.502942152285407">
            <text:p>0.5029421523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>
            <text:p>0.0390528</text:p>
          </table:table-cell>
          <table:table-cell office:value-type="float" office:value="0.13965">
            <text:p>0.13965</text:p>
          </table:table-cell>
          <table:table-cell table:formula="of:=LOG([.B19]/[.B20])/LOG([.$A19]/[.$A20])" office:value-type="float" office:value="0.950467553668222">
            <text:p>0.9504675537</text:p>
          </table:table-cell>
          <table:table-cell office:value-type="float" office:value="0.304396">
            <text:p>0.304396</text:p>
          </table:table-cell>
          <table:table-cell table:formula="of:=LOG([.D19]/[.D20])/LOG([.$A19]/[.$A20])" office:value-type="float" office:value="0.834404316272586">
            <text:p>0.8344043163</text:p>
          </table:table-cell>
          <table:table-cell office:value-type="float" office:value="0.0532833">
            <text:p>0.0532833</text:p>
          </table:table-cell>
          <table:table-cell table:formula="of:=LOG([.F19]/[.F20])/LOG([.$A19]/[.$A20])" office:value-type="float" office:value="1.0817119283048">
            <text:p>1.0817119283</text:p>
          </table:table-cell>
          <table:table-cell office:value-type="float" office:value="0.222388">
            <text:p>0.222388</text:p>
          </table:table-cell>
          <table:table-cell table:formula="of:=LOG([.H19]/[.H20])/LOG([.$A19]/[.$A20])" office:value-type="float" office:value="0.894845038971524">
            <text:p>0.894845039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5120" number:language="en" number:country="US">
      <number:scientific-number number:decimal-places="5" number:min-integer-digits="1" number:min-exponent-digits="2"/>
    </number:number-style>
    <number:number-style style:name="N5121" number:language="en" number:country="US">
      <number:number number:decimal-places="8" number:min-integer-digits="1"/>
    </number:number-style>
    <number:number-style style:name="N5122" number:language="en" number:country="US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8-08T17:59:41</dc:date>
    <meta:editing-duration>PT19H50M45S</meta:editing-duration>
    <meta:editing-cycles>59</meta:editing-cycles>
    <meta:generator>LibreOffice/3.5$Linux_X86_64 LibreOffice_project/350m1$Build-2</meta:generator>
    <meta:document-statistic meta:table-count="4" meta:cell-count="1016" meta:object-count="0"/>
  </office:meta>
</office:document-meta>
</file>